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D_AUX.xml" manifest:media-type="text/xml"/>
  <manifest:file-entry manifest:full-path="Basic/Standard/A_IMPORT.xml" manifest:media-type="text/xml"/>
  <manifest:file-entry manifest:full-path="Basic/Standard/C_TAG.xml" manifest:media-type="text/xml"/>
  <manifest:file-entry manifest:full-path="Basic/Standard/B_EXPORT.xml" manifest:media-type="text/xml"/>
  <manifest:file-entry manifest:full-path="Basic/Standard/script-lb.xml" manifest:media-type="text/xml"/>
  <manifest:file-entry manifest:full-path="Basic/Dialog/script-lb.xml" manifest:media-type="text/xml"/>
  <manifest:file-entry manifest:full-path="Basic/Dialog/Module1.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Dialog/DlgProgress.xml" manifest:media-type="text/xml"/>
  <manifest:file-entry manifest:full-path="Dialogs/Dialog/DlgSorting.xml" manifest:media-type="text/xml"/>
  <manifest:file-entry manifest:full-path="Dialogs/Dialog/Consolle.xml" manifest:media-type="text/xml"/>
  <manifest:file-entry manifest:full-path="Dialogs/Dialog/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304cm"/>
    </style:style>
    <style:style style:name="co2" style:family="table-column">
      <style:table-column-properties fo:break-before="auto" style:column-width="3.595cm"/>
    </style:style>
    <style:style style:name="co3" style:family="table-column">
      <style:table-column-properties fo:break-before="auto" style:column-width="4.449cm"/>
    </style:style>
    <style:style style:name="co4" style:family="table-column">
      <style:table-column-properties fo:break-before="auto" style:column-width="6.863cm"/>
    </style:style>
    <style:style style:name="co5" style:family="table-column">
      <style:table-column-properties fo:break-before="auto" style:column-width="3.207cm"/>
    </style:style>
    <style:style style:name="co6" style:family="table-column">
      <style:table-column-properties fo:break-before="auto" style:column-width="6.204cm"/>
    </style:style>
    <style:style style:name="co7" style:family="table-column">
      <style:table-column-properties fo:break-before="auto" style:column-width="5.5cm"/>
    </style:style>
    <style:style style:name="co8" style:family="table-column">
      <style:table-column-properties fo:break-before="auto" style:column-width="2.258cm"/>
    </style:style>
    <style:style style:name="co9" style:family="table-column">
      <style:table-column-properties fo:break-before="auto" style:column-width="3.177cm"/>
    </style:style>
    <style:style style:name="co10" style:family="table-column">
      <style:table-column-properties fo:break-before="auto" style:column-width="5.417cm"/>
    </style:style>
    <style:style style:name="co11" style:family="table-column">
      <style:table-column-properties fo:break-before="auto" style:column-width="5.145cm"/>
    </style:style>
    <style:style style:name="co12" style:family="table-column">
      <style:table-column-properties fo:break-before="auto" style:column-width="4.964cm"/>
    </style:style>
    <style:style style:name="ro1" style:family="table-row">
      <style:table-row-properties style:row-height="0.6cm" fo:break-before="auto" style:use-optimal-row-height="false"/>
    </style:style>
    <style:style style:name="ro2" style:family="table-row">
      <style:table-row-properties style:row-height="0.841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c7c00"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7c7c00" style:text-align-source="fix" style:repeat-content="false"/>
      <style:paragraph-properties fo:text-align="start" fo:margin-left="0cm"/>
    </style:style>
    <style:style style:name="ce8" style:family="table-cell" style:parent-style-name="Default">
      <style:table-cell-properties fo:background-color="#7c7c00"/>
      <style:text-properties fo:font-weight="bold" style:font-weight-asian="bold" style:font-weight-complex="bold"/>
    </style:style>
    <style:style style:name="ce13" style:family="table-cell" style:parent-style-name="Default">
      <style:table-cell-properties fo:background-color="#fb8c00" style:vertical-align="bottom"/>
      <style:text-properties fo:font-weight="bold" style:font-weight-asian="bold" style:font-weight-complex="bold"/>
    </style:style>
    <style:style style:name="ce14" style:family="table-cell" style:parent-style-name="Default">
      <style:table-cell-properties fo:background-color="#e3e300"/>
      <style:text-properties fo:font-weight="bold" style:font-weight-asian="bold" style:font-weight-complex="bold"/>
    </style:style>
    <style:style style:name="ce15" style:family="table-cell" style:parent-style-name="Default">
      <style:table-cell-properties fo:background-color="#e47200"/>
    </style:style>
    <style:style style:name="ce6" style:family="table-cell" style:parent-style-name="Default">
      <style:table-cell-properties fo:background-color="#ffffff"/>
    </style:style>
    <style:style style:name="ce21" style:family="table-cell" style:parent-style-name="Default">
      <style:table-cell-properties fo:background-color="#7c7c00" style:cell-protect="none" style:print-content="true" style:text-align-source="fix" style:repeat-content="false"/>
      <style:paragraph-properties fo:text-align="start" fo:margin-left="0cm"/>
      <style:text-properties fo:font-weight="bold" style:font-weight-asian="bold" style:font-weight-complex="bold"/>
    </style:style>
    <style:style style:name="ce25" style:family="table-cell" style:parent-style-name="Default">
      <style:table-cell-properties fo:background-color="#7c7c00" style:cell-protect="none" style:print-content="true" style:text-align-source="fix" style:repeat-content="false"/>
      <style:paragraph-properties fo:text-align="start" fo:margin-left="0cm"/>
    </style:style>
    <style:style style:name="ce26" style:family="table-cell" style:parent-style-name="Default">
      <style:table-cell-properties fo:background-color="#fb8c00" style:text-align-source="fix" style:repeat-content="false" fo:wrap-option="wrap" style:vertical-align="top"/>
      <style:paragraph-properties fo:text-align="start" fo:margin-left="0cm"/>
      <style:text-properties fo:font-weight="bold" style:font-weight-asian="bold" style:font-weight-complex="bold"/>
    </style:style>
    <style:style style:name="ce29" style:family="table-cell" style:parent-style-name="Default">
      <style:table-cell-properties fo:background-color="#e3e300"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e47200" style:text-align-source="fix" style:repeat-content="false"/>
      <style:paragraph-properties fo:text-align="center" fo:margin-left="0cm"/>
    </style:style>
    <style:style style:name="ce4" style:family="table-cell" style:parent-style-name="Default">
      <style:table-cell-properties fo:background-color="#ffffff" style:text-align-source="fix" style:repeat-content="false"/>
      <style:paragraph-properties fo:text-align="center" fo:margin-left="0cm"/>
    </style:style>
    <style:style style:name="ce39" style:family="table-cell" style:parent-style-name="Default">
      <style:table-cell-properties fo:background-color="#fb8c00" style:text-align-source="fix" style:repeat-content="false" style:vertical-align="top"/>
      <style:paragraph-properties fo:text-align="center" fo:margin-left="0cm"/>
    </style:style>
    <style:style style:name="ce35" style:family="table-cell" style:parent-style-name="Default">
      <style:table-cell-properties fo:background-color="#7c7c00"/>
    </style:style>
    <style:style style:name="ce42" style:family="table-cell" style:parent-style-name="Default">
      <style:table-cell-properties fo:background-color="#fb8c00" style:vertical-align="top"/>
    </style:style>
    <style:style style:name="ce38" style:family="table-cell" style:parent-style-name="Default">
      <style:table-cell-properties fo:background-color="#ffffff"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ffffff" style:text-align-source="fix" style:repeat-content="false"/>
      <style:paragraph-properties fo:text-align="start" fo:margin-left="0cm"/>
    </style:style>
    <style:style style:name="ce46" style:family="table-cell" style:parent-style-name="Default">
      <style:table-cell-properties fo:background-color="#ffffff" style:vertical-align="top"/>
    </style:style>
    <style:style style:name="ce18"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48" style:family="table-cell" style:parent-style-name="Default">
      <style:table-cell-properties fo:background-color="#ffffff" style:text-align-source="fix" style:repeat-content="false" style:vertical-align="top"/>
      <style:paragraph-properties fo:text-align="center" fo:margin-left="0cm"/>
    </style:style>
    <style:style style:name="ce5" style:family="table-cell" style:parent-style-name="Default">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start" fo:margin-left="0cm"/>
    </style:style>
    <style:style style:name="ce10" style:family="table-cell" style:parent-style-name="Default">
      <style:text-properties fo:font-weight="bold" style:font-weight-asian="bold" style:font-weight-complex="bold"/>
    </style:style>
    <style:style style:name="ce19" style:family="table-cell" style:parent-style-name="Default">
      <style:table-cell-properties fo:background-color="#e3e300"/>
      <style:text-properties fo:font-weight="bold" style:font-weight-asian="bold" style:font-weight-complex="bold"/>
    </style:style>
    <style:style style:name="ce34" style:family="table-cell" style:parent-style-name="Default">
      <style:table-cell-properties fo:background-color="#e3e300" style:text-align-source="fix" style:repeat-content="false"/>
      <style:paragraph-properties fo:text-align="center" fo:margin-left="0cm"/>
      <style:text-properties fo:font-weight="bold" style:font-weight-asian="bold" style:font-weight-complex="bold"/>
    </style:style>
    <style:style style:name="gr1" style:family="graphic" style:parent-style-name="Default">
      <style:graphic-properties fo:background-color="#afb42b" loext:decorative="true"/>
      <style:text-properties fo:font-size="12pt" fo:font-weight="bold"/>
    </style:style>
    <style:style style:name="gr2" style:family="graphic" style:parent-style-name="Default">
      <style:graphic-properties fo:background-color="#dc0000" loext:decorative="false"/>
      <style:text-properties fo:font-size="12pt" fo:font-weight="bold"/>
    </style:style>
    <style:style style:name="gr3" style:family="graphic" style:parent-style-name="Default">
      <style:graphic-properties fo:background-color="#72e400" loext:decorative="false"/>
      <style:text-properties fo:font-size="12pt" fo:font-weight="bold"/>
    </style:style>
    <style:style style:name="gr4" style:family="graphic" style:parent-style-name="Default">
      <style:graphic-properties fo:background-color="#d4e157" loext:decorative="false"/>
      <style:text-properties fo:font-size="12pt" fo:font-weight="bold"/>
    </style:style>
    <style:style style:name="P1" style:family="paragraph">
      <style:paragraph-properties fo:text-align="center"/>
      <style:text-properties fo:font-size="12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whole-number() and cell-content()&gt;=0" table:allow-empty-cell="true" table:base-cell-address="Foglio1.PD1">
          <table:error-message table:message-type="stop" table:display="true"/>
        </table:content-validation>
      </table:content-validations>
      <table:table table:name="Foglio1" table:style-name="ta1">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1" form:control-implementation="ooo:com.sun.star.form.component.CommandButton" xml:id="control1" form:id="control1" form:label="Importa Lista"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A_IMPORT.Import_list?language=Basic&amp;location=document" xlink:type="simple"/>
                <script:event-listener script:language="ooo:script" script:event-name="dom:keydown" xlink:href="vnd.sun.star.script:Standard.A_IMPORT.Import_list?language=Basic&amp;location=document" xlink:type="simple"/>
              </office:event-listeners>
            </form:button>
            <form:button form:name="Pulsante 2" form:control-implementation="ooo:com.sun.star.form.component.CommandButton" xml:id="control2" form:id="control2" form:label="Cancella Tutto"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learAll?language=Basic&amp;location=document" xlink:type="simple"/>
                <script:event-listener script:language="ooo:script" script:event-name="dom:keydown" xlink:href="vnd.sun.star.script:Standard.D_AUX.ClearAll?language=Basic&amp;location=document" xlink:type="simple"/>
              </office:event-listeners>
            </form:button>
            <form:button form:name="Pulsante 3" form:control-implementation="ooo:com.sun.star.form.component.CommandButton" xml:id="control3" form:id="control3" form:label="Rimuovi Duplicati"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RemoveDuplicate?language=Basic&amp;location=document" xlink:type="simple"/>
                <script:event-listener script:language="ooo:script" script:event-name="dom:keydown" xlink:href="vnd.sun.star.script:Standard.D_AUX.RemoveDuplicate?language=Basic&amp;location=document" xlink:type="simple"/>
              </office:event-listeners>
            </form:button>
            <form:button form:name="Pulsante 4" form:control-implementation="ooo:com.sun.star.form.component.CommandButton" xml:id="control4" form:id="control4" form:label="Numerazione TVDB"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h_number?language=Basic&amp;location=document" xlink:type="simple"/>
                <script:event-listener script:language="ooo:script" script:event-name="dom:keydown" xlink:href="vnd.sun.star.script:Standard.D_AUX.ch_number?language=Basic&amp;location=document" xlink:type="simple"/>
              </office:event-listeners>
            </form:button>
            <form:button form:name="Pulsante 6" form:control-implementation="ooo:com.sun.star.form.component.CommandButton" xml:id="control5" form:id="control5" form:label="Ordina Record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D_AUX.call_sort?language=Basic&amp;location=document" xlink:type="simple"/>
                <script:event-listener script:language="ooo:script" script:event-name="dom:keydown" xlink:href="vnd.sun.star.script:Standard.D_AUX.call_sort?language=Basic&amp;location=document" xlink:type="simple"/>
              </office:event-listeners>
            </form:button>
            <form:button form:name="Pulsante 5" form:control-implementation="ooo:com.sun.star.form.component.CommandButton" xml:id="control6" form:id="control6" form:label="Esporta Lista"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sergio/Desktop/iptv/M3U%20EDITOR.ods/content.xml"/>
              </form:properties>
              <office:event-listeners>
                <script:event-listener script:language="ooo:script" script:event-name="form:performaction" xlink:href="vnd.sun.star.script:Standard.B_EXPORT.Export_List?language=Basic&amp;location=document" xlink:type="simple"/>
                <script:event-listener script:language="ooo:script" script:event-name="dom:keydown" xlink:href="vnd.sun.star.script:Standard.B_EXPORT.Export_List?language=Basic&amp;location=document" xlink:type="simple"/>
              </office:event-listeners>
            </form:button>
          </form:form>
        </office:forms>
        <table:shapes>
          <draw:control draw:z-index="0" draw:name="Campo di controllo 1" draw:style-name="gr1" draw:text-style-name="P1" svg:width="5cm" svg:height="1cm" svg:x="7.287cm" svg:y="0.1cm" draw:control="control1">
            <svg:title>Importa Lista</svg:title>
            <svg:desc>Importa Lista</svg:desc>
          </draw:control>
          <draw:control draw:z-index="1" draw:name="Campo di controllo 2" draw:style-name="gr2" draw:text-style-name="P1" svg:width="5cm" svg:height="1cm" svg:x="17.558cm" svg:y="0.12cm" draw:control="control2"/>
          <draw:control draw:z-index="2" draw:name="Campo di controllo 3" draw:style-name="gr3" draw:text-style-name="P1" svg:width="5cm" svg:height="1cm" svg:x="17.579cm" svg:y="1.309cm" draw:control="control3"/>
          <draw:control draw:z-index="3" draw:name="Campo di controllo 4" draw:style-name="gr3" draw:text-style-name="P1" svg:width="5cm" svg:height="1cm" svg:x="12.443cm" svg:y="1.3cm" draw:control="control4"/>
          <draw:control draw:z-index="4" draw:name="Campo di controllo 6" draw:style-name="gr3" draw:text-style-name="P1" svg:width="5cm" svg:height="1cm" svg:x="7.309cm" svg:y="1.24cm" draw:control="control5"/>
          <draw:control draw:z-index="5" draw:name="Campo di controllo 5" draw:style-name="gr4" draw:text-style-name="P1" svg:width="5cm" svg:height="1cm" svg:x="12.429cm" svg:y="0.1cm" draw:control="control6"/>
        </table:shapes>
        <table:table-column table:style-name="co1" table:default-cell-style-name="ce6"/>
        <table:table-column table:style-name="co2" table:default-cell-style-name="ce4"/>
        <table:table-column table:style-name="co3" table:default-cell-style-name="ce4"/>
        <table:table-column table:style-name="co3" table:default-cell-style-name="ce6"/>
        <table:table-column table:style-name="co4" table:default-cell-style-name="ce6"/>
        <table:table-column table:style-name="co3" table:number-columns-repeated="23" table:default-cell-style-name="ce6"/>
        <table:table-column table:style-name="co3" table:number-columns-repeated="3" table:default-cell-style-name="ce4"/>
        <table:table-column table:style-name="co3" table:number-columns-repeated="167" table:default-cell-style-name="ce6"/>
        <table:table-column table:style-name="co5" table:default-cell-style-name="ce6"/>
        <table:table-column table:style-name="co6" table:default-cell-style-name="ce6"/>
        <table:table-column table:style-name="co5" table:number-columns-repeated="3" table:default-cell-style-name="ce6"/>
        <table:table-column table:style-name="co5" table:default-cell-style-name="ce4"/>
        <table:table-column table:style-name="co7" table:default-cell-style-name="ce4"/>
        <table:table-column table:style-name="co7" table:number-columns-repeated="16174" table:default-cell-style-name="ce6"/>
        <table:table-column table:style-name="co7" table:default-cell-style-name="Default"/>
        <table:table-row table:style-name="ro1">
          <table:table-cell table:style-name="ce1" office:value-type="string" calcext:value-type="string">
            <text:p>Records</text:p>
          </table:table-cell>
          <table:table-cell table:style-name="ce1" office:value-type="string" calcext:value-type="string">
            <text:p>tag tvg</text:p>
          </table:table-cell>
          <table:table-cell table:style-name="ce1" table:number-columns-repeated="3"/>
          <table:table-cell table:style-name="ce38" table:number-columns-repeated="23"/>
          <table:table-cell table:style-name="ce18" table:number-columns-repeated="3"/>
          <table:table-cell table:style-name="ce38" table:number-columns-repeated="143"/>
          <table:table-cell table:style-name="ce3" table:number-columns-repeated="14"/>
          <table:table-cell table:number-columns-repeated="262"/>
          <table:table-cell table:formula="of:=COUNTA(#REF!)" office:value-type="float" office:value="1" calcext:value-type="float">
            <text:p>1</text:p>
          </table:table-cell>
          <table:table-cell table:number-columns-repeated="15929"/>
        </table:table-row>
        <table:table-row table:style-name="ro1">
          <table:table-cell table:style-name="ce2" table:formula="of:=COUNTA([.A6:.A7]) -2" office:value-type="float" office:value="0" calcext:value-type="float">
            <text:p>0</text:p>
          </table:table-cell>
          <table:table-cell table:style-name="ce2" table:formula="of:=COUNTA([.B6:.C6])-1" office:value-type="float" office:value="1" calcext:value-type="float">
            <text:p>1</text:p>
          </table:table-cell>
          <table:table-cell table:style-name="ce2" table:number-columns-repeated="3"/>
          <table:table-cell table:style-name="ce3" table:number-columns-repeated="23"/>
          <table:table-cell table:number-columns-repeated="3"/>
          <table:table-cell table:style-name="ce3" table:number-columns-repeated="143"/>
          <table:table-cell table:number-columns-repeated="248"/>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4"/>
          <table:table-cell table:formula="of:=COUNTA(#REF!) - 2" office:value-type="float" office:value="-1" calcext:value-type="float">
            <text:p>-1</text:p>
          </table:table-cell>
          <table:table-cell table:number-columns-repeated="15929"/>
        </table:table-row>
        <table:table-row table:style-name="ro1">
          <table:table-cell table:style-name="ce8" office:value-type="string" calcext:value-type="string">
            <text:p>Headers*</text:p>
          </table:table-cell>
          <table:table-cell table:style-name="ce21" office:value-type="string" calcext:value-type="string">
            <text:p>tag ext</text:p>
          </table:table-cell>
          <table:table-cell table:style-name="ce21"/>
          <table:table-cell table:style-name="ce35" table:number-columns-repeated="2"/>
          <table:table-cell table:number-columns-repeated="445"/>
          <table:table-cell table:formula="of:=COUNTA(#REF!)-[.QN5]-3" office:value-type="float" office:value="-2" calcext:value-type="float">
            <text:p>-2</text:p>
          </table:table-cell>
          <table:table-cell table:number-columns-repeated="15929"/>
        </table:table-row>
        <table:table-row table:style-name="ro1">
          <table:table-cell table:style-name="ce2" table:formula="of:=COUNTA([.A5:.A6]) - 2" office:value-type="float" office:value="0" calcext:value-type="float">
            <text:p>0</text:p>
          </table:table-cell>
          <table:table-cell table:style-name="ce25" table:formula="of:=COUNTA([.C6:.D6]) - 2" office:value-type="float" office:value="0" calcext:value-type="float">
            <text:p>0</text:p>
          </table:table-cell>
          <table:table-cell table:style-name="ce25"/>
          <table:table-cell table:style-name="ce2" table:number-columns-repeated="2"/>
          <table:table-cell table:style-name="ce3" table:number-columns-repeated="636"/>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table:number-columns-repeated="15731"/>
          <table:table-cell/>
        </table:table-row>
        <table:table-row table:style-name="ro2">
          <table:table-cell table:style-name="ce13" office:value-type="string" calcext:value-type="string">
            <text:p>Heders source</text:p>
          </table:table-cell>
          <table:table-cell table:style-name="ce26" office:value-type="string" calcext:value-type="string">
            <text:p>Header (esporta solo il primo)</text:p>
          </table:table-cell>
          <table:table-cell table:style-name="ce39"/>
          <table:table-cell table:style-name="ce42" table:number-columns-repeated="2"/>
          <table:table-cell table:style-name="ce46" table:number-columns-repeated="23"/>
          <table:table-cell table:style-name="ce48" table:number-columns-repeated="3"/>
          <table:table-cell table:style-name="ce46" table:number-columns-repeated="172"/>
          <table:table-cell table:style-name="ce48" table:number-columns-repeated="2"/>
          <table:table-cell table:style-name="ce46" table:number-columns-repeated="16174"/>
          <table:table-cell/>
        </table:table-row>
        <table:table-row table:style-name="ro3">
          <table:table-cell table:style-name="ce14" office:value-type="string" calcext:value-type="string">
            <text:p>Channel Name</text:p>
          </table:table-cell>
          <table:table-cell table:style-name="ce29" office:value-type="string" calcext:value-type="string">
            <text:p>tvg-chno</text:p>
          </table:table-cell>
          <table:table-cell table:style-name="ce14" office:value-type="string" calcext:value-type="string">
            <text:p>group-title</text:p>
          </table:table-cell>
          <table:table-cell table:style-name="ce14" office:value-type="string" calcext:value-type="string">
            <text:p>url</text:p>
          </table:table-cell>
          <table:table-cell table:style-name="ce14" office:value-type="string" calcext:value-type="string">
            <text:p>source</text:p>
          </table:table-cell>
          <table:table-cell table:number-columns-repeated="16375"/>
        </table:table-row>
        <table:table-row table:style-name="ro3">
          <table:table-cell table:style-name="ce15" office:value-type="string" calcext:value-type="string">
            <text:p>END RECORDS</text:p>
          </table:table-cell>
          <table:table-cell table:style-name="ce31" table:number-columns-repeated="2"/>
          <table:table-cell table:style-name="ce15" table:number-columns-repeated="2"/>
          <table:table-cell table:number-columns-repeated="16375"/>
        </table:table-row>
        <table:table-row table:style-name="ro3" table:number-rows-repeated="1048568">
          <table:table-cell table:number-columns-repeated="16380"/>
        </table:table-row>
        <table:table-row table:style-name="ro3">
          <table:table-cell table:number-columns-repeated="16380"/>
        </table:table-row>
      </table:table>
      <table:table table:name="InfoSheet" table:style-name="ta1">
        <table:table-column table:style-name="co9" table:default-cell-style-name="ce5"/>
        <table:table-column table:style-name="co8" table:default-cell-style-name="ce7"/>
        <table:table-column table:style-name="co8" table:default-cell-style-name="Default"/>
        <table:table-column table:style-name="co8" table:default-cell-style-name="ce10"/>
        <table:table-column table:style-name="co8" table:number-columns-repeated="13" table:default-cell-style-name="Default"/>
        <table:table-row table:style-name="ro4">
          <table:table-cell office:value-type="string" calcext:value-type="string">
            <text:p>Records</text:p>
          </table:table-cell>
          <table:table-cell table:content-validation-name="val1" office:value-type="float" office:value="0" calcext:value-type="float">
            <text:p>0</text:p>
          </table:table-cell>
          <table:table-cell/>
          <table:table-cell office:value-type="string" calcext:value-type="string">
            <text:p>EXTINF</text:p>
          </table:table-cell>
          <table:table-cell office:value-type="float" office:value="0" calcext:value-type="float">
            <text:p>0</text:p>
          </table:table-cell>
          <table:table-cell table:number-columns-repeated="3"/>
          <table:table-cell table:style-name="ce19" office:value-type="string" calcext:value-type="string">
            <text:p>Channel Name</text:p>
          </table:table-cell>
          <table:table-cell table:style-name="ce34" office:value-type="string" calcext:value-type="string">
            <text:p>tvg-chno</text:p>
          </table:table-cell>
          <table:table-cell table:style-name="ce34" office:value-type="string" calcext:value-type="string">
            <text:p>tvg-name</text:p>
          </table:table-cell>
          <table:table-cell table:style-name="ce34" office:value-type="string" calcext:value-type="string">
            <text:p>tvg-logo</text:p>
          </table:table-cell>
          <table:table-cell table:style-name="ce34" office:value-type="string" calcext:value-type="string">
            <text:p>tvg-id</text:p>
          </table:table-cell>
          <table:table-cell table:style-name="ce19" office:value-type="string" calcext:value-type="string">
            <text:p>group-title</text:p>
          </table:table-cell>
          <table:table-cell table:style-name="ce19" office:value-type="string" calcext:value-type="string">
            <text:p>EXTVLCOPT</text:p>
          </table:table-cell>
          <table:table-cell table:style-name="ce19" office:value-type="string" calcext:value-type="string">
            <text:p>url</text:p>
          </table:table-cell>
          <table:table-cell table:style-name="ce19" office:value-type="string" calcext:value-type="string">
            <text:p>source</text:p>
          </table:table-cell>
        </table:table-row>
        <table:table-row table:style-name="ro4">
          <table:table-cell office:value-type="string" calcext:value-type="string">
            <text:p>Tag tvg</text:p>
          </table:table-cell>
          <table:table-cell table:content-validation-name="val1" office:value-type="float" office:value="0" calcext:value-type="float">
            <text:p>0</text:p>
          </table:table-cell>
          <table:table-cell/>
          <table:table-cell office:value-type="string" calcext:value-type="string">
            <text:p>H_Line</text:p>
          </table:table-cell>
          <table:table-cell office:value-type="float" office:value="0" calcext:value-type="float">
            <text:p>0</text:p>
          </table:table-cell>
          <table:table-cell table:number-columns-repeated="12"/>
        </table:table-row>
        <table:table-row table:style-name="ro4">
          <table:table-cell office:value-type="string" calcext:value-type="string">
            <text:p>Direttive</text:p>
          </table:table-cell>
          <table:table-cell table:content-validation-name="val1" office:value-type="float" office:value="0" calcext:value-type="float">
            <text:p>0</text:p>
          </table:table-cell>
          <table:table-cell/>
          <table:table-cell table:style-name="Default"/>
          <table:table-cell table:number-columns-repeated="13"/>
        </table:table-row>
      </table:table>
      <table:table table:name="ChSheet" table:style-name="ta1">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row table:style-name="ro4">
          <table:table-cell office:value-type="float" office:value="1" calcext:value-type="float">
            <text:p>1</text:p>
          </table:table-cell>
          <table:table-cell office:value-type="string" calcext:value-type="string">
            <text:p>Rai 1</text:p>
          </table:table-cell>
          <table:table-cell office:value-type="string" calcext:value-type="string">
            <text:p>Rai1</text:p>
          </table:table-cell>
          <table:table-cell/>
        </table:table-row>
        <table:table-row table:style-name="ro4">
          <table:table-cell office:value-type="float" office:value="2" calcext:value-type="float">
            <text:p>2</text:p>
          </table:table-cell>
          <table:table-cell office:value-type="string" calcext:value-type="string">
            <text:p>Rai 2</text:p>
          </table:table-cell>
          <table:table-cell office:value-type="string" calcext:value-type="string">
            <text:p>Rai2</text:p>
          </table:table-cell>
          <table:table-cell/>
        </table:table-row>
        <table:table-row table:style-name="ro4">
          <table:table-cell office:value-type="float" office:value="3" calcext:value-type="float">
            <text:p>3</text:p>
          </table:table-cell>
          <table:table-cell office:value-type="string" calcext:value-type="string">
            <text:p>Rai 3</text:p>
          </table:table-cell>
          <table:table-cell office:value-type="string" calcext:value-type="string">
            <text:p>Rai3</text:p>
          </table:table-cell>
          <table:table-cell/>
        </table:table-row>
        <table:table-row table:style-name="ro4">
          <table:table-cell office:value-type="float" office:value="4" calcext:value-type="float">
            <text:p>4</text:p>
          </table:table-cell>
          <table:table-cell office:value-type="string" calcext:value-type="string">
            <text:p>Rete 4</text:p>
          </table:table-cell>
          <table:table-cell office:value-type="string" calcext:value-type="string">
            <text:p>Rete4</text:p>
          </table:table-cell>
          <table:table-cell/>
        </table:table-row>
        <table:table-row table:style-name="ro4">
          <table:table-cell office:value-type="float" office:value="5" calcext:value-type="float">
            <text:p>5</text:p>
          </table:table-cell>
          <table:table-cell office:value-type="string" calcext:value-type="string">
            <text:p>Canale 5</text:p>
          </table:table-cell>
          <table:table-cell office:value-type="string" calcext:value-type="string">
            <text:p>Canale5</text:p>
          </table:table-cell>
          <table:table-cell/>
        </table:table-row>
        <table:table-row table:style-name="ro4">
          <table:table-cell office:value-type="float" office:value="6" calcext:value-type="float">
            <text:p>6</text:p>
          </table:table-cell>
          <table:table-cell office:value-type="string" calcext:value-type="string">
            <text:p>Italia 1</text:p>
          </table:table-cell>
          <table:table-cell office:value-type="string" calcext:value-type="string">
            <text:p>Italia1</text:p>
          </table:table-cell>
          <table:table-cell/>
        </table:table-row>
        <table:table-row table:style-name="ro4">
          <table:table-cell office:value-type="float" office:value="7" calcext:value-type="float">
            <text:p>7</text:p>
          </table:table-cell>
          <table:table-cell office:value-type="string" calcext:value-type="string">
            <text:p>LA7</text:p>
          </table:table-cell>
          <table:table-cell office:value-type="string" calcext:value-type="string">
            <text:p>La7</text:p>
          </table:table-cell>
          <table:table-cell office:value-type="string" calcext:value-type="string">
            <text:p>La 7</text:p>
          </table:table-cell>
        </table:table-row>
        <table:table-row table:style-name="ro4">
          <table:table-cell office:value-type="float" office:value="8" calcext:value-type="float">
            <text:p>8</text:p>
          </table:table-cell>
          <table:table-cell office:value-type="string" calcext:value-type="string">
            <text:p>TV8</text:p>
          </table:table-cell>
          <table:table-cell office:value-type="string" calcext:value-type="string">
            <text:p>TV 8</text:p>
          </table:table-cell>
          <table:table-cell/>
        </table:table-row>
        <table:table-row table:style-name="ro4">
          <table:table-cell office:value-type="float" office:value="9" calcext:value-type="float">
            <text:p>9</text:p>
          </table:table-cell>
          <table:table-cell office:value-type="string" calcext:value-type="string">
            <text:p>NOVE</text:p>
          </table:table-cell>
          <table:table-cell office:value-type="string" calcext:value-type="string">
            <text:p>Nove</text:p>
          </table:table-cell>
          <table:table-cell/>
        </table:table-row>
        <table:table-row table:style-name="ro4">
          <table:table-cell office:value-type="float" office:value="10" calcext:value-type="float">
            <text:p>10</text:p>
          </table:table-cell>
          <table:table-cell office:value-type="string" calcext:value-type="string">
            <text:p>Telenorba</text:p>
          </table:table-cell>
          <table:table-cell office:value-type="string" calcext:value-type="string">
            <text:p>Tele Norba</text:p>
          </table:table-cell>
          <table:table-cell office:value-type="string" calcext:value-type="string">
            <text:p>TeleNorba</text:p>
          </table:table-cell>
        </table:table-row>
        <table:table-row table:style-name="ro4">
          <table:table-cell office:value-type="float" office:value="11" calcext:value-type="float">
            <text:p>11</text:p>
          </table:table-cell>
          <table:table-cell office:value-type="string" calcext:value-type="string">
            <text:p>RADIONORBA TELEVISION</text:p>
          </table:table-cell>
          <table:table-cell table:number-columns-repeated="2"/>
        </table:table-row>
        <table:table-row table:style-name="ro4">
          <table:table-cell office:value-type="float" office:value="12" calcext:value-type="float">
            <text:p>12</text:p>
          </table:table-cell>
          <table:table-cell office:value-type="string" calcext:value-type="string">
            <text:p>TELEDUE</text:p>
          </table:table-cell>
          <table:table-cell office:value-type="string" calcext:value-type="string">
            <text:p>Teledue</text:p>
          </table:table-cell>
          <table:table-cell/>
        </table:table-row>
        <table:table-row table:style-name="ro4">
          <table:table-cell office:value-type="float" office:value="13" calcext:value-type="float">
            <text:p>13</text:p>
          </table:table-cell>
          <table:table-cell office:value-type="string" calcext:value-type="string">
            <text:p>TG NORBA 24</text:p>
          </table:table-cell>
          <table:table-cell office:value-type="string" calcext:value-type="string">
            <text:p>Tele Norba (TG Norba 24 )</text:p>
          </table:table-cell>
          <table:table-cell office:value-type="string" calcext:value-type="string">
            <text:p>Tele Norba (08-18)</text:p>
          </table:table-cell>
        </table:table-row>
        <table:table-row table:style-name="ro4">
          <table:table-cell office:value-type="float" office:value="14" calcext:value-type="float">
            <text:p>14</text:p>
          </table:table-cell>
          <table:table-cell office:value-type="string" calcext:value-type="string">
            <text:p>ANTENNA SUD</text:p>
          </table:table-cell>
          <table:table-cell office:value-type="string" calcext:value-type="string">
            <text:p>Antenna Sud</text:p>
          </table:table-cell>
          <table:table-cell/>
        </table:table-row>
        <table:table-row table:style-name="ro4">
          <table:table-cell office:value-type="float" office:value="15" calcext:value-type="float">
            <text:p>15</text:p>
          </table:table-cell>
          <table:table-cell office:value-type="string" calcext:value-type="string">
            <text:p>TELERAMA</text:p>
          </table:table-cell>
          <table:table-cell office:value-type="string" calcext:value-type="string">
            <text:p>Telerama</text:p>
          </table:table-cell>
          <table:table-cell/>
        </table:table-row>
        <table:table-row table:style-name="ro4">
          <table:table-cell office:value-type="float" office:value="16" calcext:value-type="float">
            <text:p>16</text:p>
          </table:table-cell>
          <table:table-cell office:value-type="string" calcext:value-type="string">
            <text:p>TRM H24</text:p>
          </table:table-cell>
          <table:table-cell table:number-columns-repeated="2"/>
        </table:table-row>
        <table:table-row table:style-name="ro4">
          <table:table-cell office:value-type="float" office:value="17" calcext:value-type="float">
            <text:p>17</text:p>
          </table:table-cell>
          <table:table-cell office:value-type="string" calcext:value-type="string">
            <text:p>TELEBARI</text:p>
          </table:table-cell>
          <table:table-cell office:value-type="string" calcext:value-type="string">
            <text:p>TeleBari</text:p>
          </table:table-cell>
          <table:table-cell/>
        </table:table-row>
        <table:table-row table:style-name="ro4">
          <table:table-cell office:value-type="float" office:value="18" calcext:value-type="float">
            <text:p>18</text:p>
          </table:table-cell>
          <table:table-cell office:value-type="string" calcext:value-type="string">
            <text:p>TELESVEVA</text:p>
          </table:table-cell>
          <table:table-cell office:value-type="string" calcext:value-type="string">
            <text:p>Telesveva</text:p>
          </table:table-cell>
          <table:table-cell/>
        </table:table-row>
        <table:table-row table:style-name="ro4">
          <table:table-cell office:value-type="float" office:value="19" calcext:value-type="float">
            <text:p>19</text:p>
          </table:table-cell>
          <table:table-cell office:value-type="string" calcext:value-type="string">
            <text:p>Tele Dehon</text:p>
          </table:table-cell>
          <table:table-cell office:value-type="string" calcext:value-type="string">
            <text:p>Teledehon</text:p>
          </table:table-cell>
          <table:table-cell/>
        </table:table-row>
        <table:table-row table:style-name="ro4">
          <table:table-cell office:value-type="float" office:value="20" calcext:value-type="float">
            <text:p>20</text:p>
          </table:table-cell>
          <table:table-cell office:value-type="string" calcext:value-type="string">
            <text:p>20 Mediaset</text:p>
          </table:table-cell>
          <table:table-cell office:value-type="string" calcext:value-type="string">
            <text:p>Mediaset 20</text:p>
          </table:table-cell>
          <table:table-cell/>
        </table:table-row>
        <table:table-row table:style-name="ro4">
          <table:table-cell office:value-type="float" office:value="21" calcext:value-type="float">
            <text:p>21</text:p>
          </table:table-cell>
          <table:table-cell office:value-type="string" calcext:value-type="string">
            <text:p>Rai 4</text:p>
          </table:table-cell>
          <table:table-cell table:number-columns-repeated="2"/>
        </table:table-row>
        <table:table-row table:style-name="ro4">
          <table:table-cell office:value-type="float" office:value="22" calcext:value-type="float">
            <text:p>22</text:p>
          </table:table-cell>
          <table:table-cell office:value-type="string" calcext:value-type="string">
            <text:p>Iris</text:p>
          </table:table-cell>
          <table:table-cell table:number-columns-repeated="2"/>
        </table:table-row>
        <table:table-row table:style-name="ro4">
          <table:table-cell office:value-type="float" office:value="23" calcext:value-type="float">
            <text:p>23</text:p>
          </table:table-cell>
          <table:table-cell office:value-type="string" calcext:value-type="string">
            <text:p>Rai 5</text:p>
          </table:table-cell>
          <table:table-cell table:number-columns-repeated="2"/>
        </table:table-row>
        <table:table-row table:style-name="ro4">
          <table:table-cell office:value-type="float" office:value="24" calcext:value-type="float">
            <text:p>24</text:p>
          </table:table-cell>
          <table:table-cell office:value-type="string" calcext:value-type="string">
            <text:p>Rai Movie</text:p>
          </table:table-cell>
          <table:table-cell table:number-columns-repeated="2"/>
        </table:table-row>
        <table:table-row table:style-name="ro4">
          <table:table-cell office:value-type="float" office:value="25" calcext:value-type="float">
            <text:p>25</text:p>
          </table:table-cell>
          <table:table-cell office:value-type="string" calcext:value-type="string">
            <text:p>Rai Premium</text:p>
          </table:table-cell>
          <table:table-cell table:number-columns-repeated="2"/>
        </table:table-row>
        <table:table-row table:style-name="ro4">
          <table:table-cell office:value-type="float" office:value="26" calcext:value-type="float">
            <text:p>26</text:p>
          </table:table-cell>
          <table:table-cell office:value-type="string" calcext:value-type="string">
            <text:p>Cielo</text:p>
          </table:table-cell>
          <table:table-cell table:number-columns-repeated="2"/>
        </table:table-row>
        <table:table-row table:style-name="ro4">
          <table:table-cell office:value-type="float" office:value="27" calcext:value-type="float">
            <text:p>27</text:p>
          </table:table-cell>
          <table:table-cell office:value-type="string" calcext:value-type="string">
            <text:p>27 Twentyseven</text:p>
          </table:table-cell>
          <table:table-cell office:value-type="string" calcext:value-type="string">
            <text:p>Twenty Seven</text:p>
          </table:table-cell>
          <table:table-cell/>
        </table:table-row>
        <table:table-row table:style-name="ro4">
          <table:table-cell office:value-type="float" office:value="28" calcext:value-type="float">
            <text:p>28</text:p>
          </table:table-cell>
          <table:table-cell office:value-type="string" calcext:value-type="string">
            <text:p>TV2000</text:p>
          </table:table-cell>
          <table:table-cell office:value-type="string" calcext:value-type="string">
            <text:p>TV 2000</text:p>
          </table:table-cell>
          <table:table-cell/>
        </table:table-row>
        <table:table-row table:style-name="ro4">
          <table:table-cell office:value-type="float" office:value="29" calcext:value-type="float">
            <text:p>29</text:p>
          </table:table-cell>
          <table:table-cell office:value-type="string" calcext:value-type="string">
            <text:p>LA7d</text:p>
          </table:table-cell>
          <table:table-cell office:value-type="string" calcext:value-type="string">
            <text:p>La7d</text:p>
          </table:table-cell>
          <table:table-cell/>
        </table:table-row>
        <table:table-row table:style-name="ro4">
          <table:table-cell office:value-type="float" office:value="30" calcext:value-type="float">
            <text:p>30</text:p>
          </table:table-cell>
          <table:table-cell office:value-type="string" calcext:value-type="string">
            <text:p>La5</text:p>
          </table:table-cell>
          <table:table-cell office:value-type="string" calcext:value-type="string">
            <text:p>La 5</text:p>
          </table:table-cell>
          <table:table-cell/>
        </table:table-row>
        <table:table-row table:style-name="ro4">
          <table:table-cell office:value-type="float" office:value="31" calcext:value-type="float">
            <text:p>31</text:p>
          </table:table-cell>
          <table:table-cell office:value-type="string" calcext:value-type="string">
            <text:p>Real Time</text:p>
          </table:table-cell>
          <table:table-cell office:value-type="string" calcext:value-type="string">
            <text:p>Realtime</text:p>
          </table:table-cell>
          <table:table-cell/>
        </table:table-row>
        <table:table-row table:style-name="ro4">
          <table:table-cell office:value-type="float" office:value="32" calcext:value-type="float">
            <text:p>32</text:p>
          </table:table-cell>
          <table:table-cell office:value-type="string" calcext:value-type="string">
            <text:p>QVC</text:p>
          </table:table-cell>
          <table:table-cell table:number-columns-repeated="2"/>
        </table:table-row>
        <table:table-row table:style-name="ro4">
          <table:table-cell office:value-type="float" office:value="33" calcext:value-type="float">
            <text:p>33</text:p>
          </table:table-cell>
          <table:table-cell office:value-type="string" calcext:value-type="string">
            <text:p>Food Network</text:p>
          </table:table-cell>
          <table:table-cell table:number-columns-repeated="2"/>
        </table:table-row>
        <table:table-row table:style-name="ro4">
          <table:table-cell office:value-type="float" office:value="34" calcext:value-type="float">
            <text:p>34</text:p>
          </table:table-cell>
          <table:table-cell office:value-type="string" calcext:value-type="string">
            <text:p>Cine34</text:p>
          </table:table-cell>
          <table:table-cell office:value-type="string" calcext:value-type="string">
            <text:p>Cine 34</text:p>
          </table:table-cell>
          <table:table-cell/>
        </table:table-row>
        <table:table-row table:style-name="ro4">
          <table:table-cell office:value-type="float" office:value="35" calcext:value-type="float">
            <text:p>35</text:p>
          </table:table-cell>
          <table:table-cell office:value-type="string" calcext:value-type="string">
            <text:p>Focus</text:p>
          </table:table-cell>
          <table:table-cell office:value-type="string" calcext:value-type="string">
            <text:p>FOCUS</text:p>
          </table:table-cell>
          <table:table-cell/>
        </table:table-row>
        <table:table-row table:style-name="ro4">
          <table:table-cell office:value-type="float" office:value="36" calcext:value-type="float">
            <text:p>36</text:p>
          </table:table-cell>
          <table:table-cell office:value-type="string" calcext:value-type="string">
            <text:p>RTL 102.5</text:p>
          </table:table-cell>
          <table:table-cell office:value-type="string" calcext:value-type="string">
            <text:p>RTL102.5</text:p>
          </table:table-cell>
          <table:table-cell/>
        </table:table-row>
        <table:table-row table:style-name="ro4">
          <table:table-cell office:value-type="float" office:value="37" calcext:value-type="float">
            <text:p>37</text:p>
          </table:table-cell>
          <table:table-cell office:value-type="string" calcext:value-type="string">
            <text:p>Warner TV</text:p>
          </table:table-cell>
          <table:table-cell office:value-type="string" calcext:value-type="string">
            <text:p>WarnerTV</text:p>
          </table:table-cell>
          <table:table-cell/>
        </table:table-row>
        <table:table-row table:style-name="ro4">
          <table:table-cell office:value-type="float" office:value="38" calcext:value-type="float">
            <text:p>38</text:p>
          </table:table-cell>
          <table:table-cell office:value-type="string" calcext:value-type="string">
            <text:p>GIALLO</text:p>
          </table:table-cell>
          <table:table-cell office:value-type="string" calcext:value-type="string">
            <text:p>Giallo</text:p>
          </table:table-cell>
          <table:table-cell/>
        </table:table-row>
        <table:table-row table:style-name="ro4">
          <table:table-cell office:value-type="float" office:value="39" calcext:value-type="float">
            <text:p>39</text:p>
          </table:table-cell>
          <table:table-cell office:value-type="string" calcext:value-type="string">
            <text:p>TOPCrime</text:p>
          </table:table-cell>
          <table:table-cell office:value-type="string" calcext:value-type="string">
            <text:p>Top Crime</text:p>
          </table:table-cell>
          <table:table-cell/>
        </table:table-row>
        <table:table-row table:style-name="ro4">
          <table:table-cell office:value-type="float" office:value="40" calcext:value-type="float">
            <text:p>40</text:p>
          </table:table-cell>
          <table:table-cell office:value-type="string" calcext:value-type="string">
            <text:p>Boing</text:p>
          </table:table-cell>
          <table:table-cell office:value-type="string" calcext:value-type="string">
            <text:p>BOING</text:p>
          </table:table-cell>
          <table:table-cell/>
        </table:table-row>
        <table:table-row table:style-name="ro4">
          <table:table-cell office:value-type="float" office:value="41" calcext:value-type="float">
            <text:p>41</text:p>
          </table:table-cell>
          <table:table-cell office:value-type="string" calcext:value-type="string">
            <text:p>K2</text:p>
          </table:table-cell>
          <table:table-cell table:number-columns-repeated="2"/>
        </table:table-row>
        <table:table-row table:style-name="ro4">
          <table:table-cell office:value-type="float" office:value="42" calcext:value-type="float">
            <text:p>42</text:p>
          </table:table-cell>
          <table:table-cell office:value-type="string" calcext:value-type="string">
            <text:p>Rai Gulp</text:p>
          </table:table-cell>
          <table:table-cell table:number-columns-repeated="2"/>
        </table:table-row>
        <table:table-row table:style-name="ro4">
          <table:table-cell office:value-type="float" office:value="43" calcext:value-type="float">
            <text:p>43</text:p>
          </table:table-cell>
          <table:table-cell office:value-type="string" calcext:value-type="string">
            <text:p>Rai YoYo</text:p>
          </table:table-cell>
          <table:table-cell office:value-type="string" calcext:value-type="string">
            <text:p>Rai Yoyo</text:p>
          </table:table-cell>
          <table:table-cell/>
        </table:table-row>
        <table:table-row table:style-name="ro4">
          <table:table-cell office:value-type="float" office:value="44" calcext:value-type="float">
            <text:p>44</text:p>
          </table:table-cell>
          <table:table-cell office:value-type="string" calcext:value-type="string">
            <text:p>frisbee</text:p>
          </table:table-cell>
          <table:table-cell office:value-type="string" calcext:value-type="string">
            <text:p>Frisbee</text:p>
          </table:table-cell>
          <table:table-cell/>
        </table:table-row>
        <table:table-row table:style-name="ro4">
          <table:table-cell office:value-type="float" office:value="45" calcext:value-type="float">
            <text:p>45</text:p>
          </table:table-cell>
          <table:table-cell office:value-type="string" calcext:value-type="string">
            <text:p>Boing Plus</text:p>
          </table:table-cell>
          <table:table-cell table:number-columns-repeated="2"/>
        </table:table-row>
        <table:table-row table:style-name="ro4">
          <table:table-cell office:value-type="float" office:value="46" calcext:value-type="float">
            <text:p>46</text:p>
          </table:table-cell>
          <table:table-cell office:value-type="string" calcext:value-type="string">
            <text:p>Cartoonito</text:p>
          </table:table-cell>
          <table:table-cell table:number-columns-repeated="2"/>
        </table:table-row>
        <table:table-row table:style-name="ro4">
          <table:table-cell office:value-type="float" office:value="47" calcext:value-type="float">
            <text:p>47</text:p>
          </table:table-cell>
          <table:table-cell office:value-type="string" calcext:value-type="string">
            <text:p>Super!</text:p>
          </table:table-cell>
          <table:table-cell office:value-type="string" calcext:value-type="string">
            <text:p>Super !</text:p>
          </table:table-cell>
          <table:table-cell/>
        </table:table-row>
        <table:table-row table:style-name="ro4">
          <table:table-cell office:value-type="float" office:value="48" calcext:value-type="float">
            <text:p>48</text:p>
          </table:table-cell>
          <table:table-cell office:value-type="string" calcext:value-type="string">
            <text:p>Rai News 24</text:p>
          </table:table-cell>
          <table:table-cell table:number-columns-repeated="2"/>
        </table:table-row>
        <table:table-row table:style-name="ro4">
          <table:table-cell office:value-type="float" office:value="49" calcext:value-type="float">
            <text:p>49</text:p>
          </table:table-cell>
          <table:table-cell office:value-type="string" calcext:value-type="string">
            <text:p>Mediaset Italia2</text:p>
          </table:table-cell>
          <table:table-cell office:value-type="string" calcext:value-type="string">
            <text:p>Italia 2</text:p>
          </table:table-cell>
          <table:table-cell/>
        </table:table-row>
        <table:table-row table:style-name="ro4">
          <table:table-cell office:value-type="float" office:value="50" calcext:value-type="float">
            <text:p>50</text:p>
          </table:table-cell>
          <table:table-cell office:value-type="string" calcext:value-type="string">
            <text:p>Sky TG24</text:p>
          </table:table-cell>
          <table:table-cell office:value-type="string" calcext:value-type="string">
            <text:p>Skytg24</text:p>
          </table:table-cell>
          <table:table-cell/>
        </table:table-row>
        <table:table-row table:style-name="ro4">
          <table:table-cell office:value-type="float" office:value="51" calcext:value-type="float">
            <text:p>51</text:p>
          </table:table-cell>
          <table:table-cell office:value-type="string" calcext:value-type="string">
            <text:p>TGCOM24</text:p>
          </table:table-cell>
          <table:table-cell office:value-type="string" calcext:value-type="string">
            <text:p>TGCOM 24</text:p>
          </table:table-cell>
          <table:table-cell/>
        </table:table-row>
        <table:table-row table:style-name="ro4">
          <table:table-cell office:value-type="float" office:value="52" calcext:value-type="float">
            <text:p>52</text:p>
          </table:table-cell>
          <table:table-cell office:value-type="string" calcext:value-type="string">
            <text:p>DMAX</text:p>
          </table:table-cell>
          <table:table-cell office:value-type="string" calcext:value-type="string">
            <text:p>D max</text:p>
          </table:table-cell>
          <table:table-cell/>
        </table:table-row>
        <table:table-row table:style-name="ro4">
          <table:table-cell office:value-type="float" office:value="53" calcext:value-type="float">
            <text:p>53</text:p>
          </table:table-cell>
          <table:table-cell office:value-type="string" calcext:value-type="string">
            <text:p>Italia 53</text:p>
          </table:table-cell>
          <table:table-cell table:number-columns-repeated="2"/>
        </table:table-row>
        <table:table-row table:style-name="ro4">
          <table:table-cell office:value-type="float" office:value="54" calcext:value-type="float">
            <text:p>54</text:p>
          </table:table-cell>
          <table:table-cell office:value-type="string" calcext:value-type="string">
            <text:p>Rai Storia</text:p>
          </table:table-cell>
          <table:table-cell table:number-columns-repeated="2"/>
        </table:table-row>
        <table:table-row table:style-name="ro4">
          <table:table-cell office:value-type="float" office:value="55" calcext:value-type="float">
            <text:p>55</text:p>
          </table:table-cell>
          <table:table-cell office:value-type="string" calcext:value-type="string">
            <text:p>Mediaset Extra</text:p>
          </table:table-cell>
          <table:table-cell table:number-columns-repeated="2"/>
        </table:table-row>
        <table:table-row table:style-name="ro4">
          <table:table-cell office:value-type="float" office:value="56" calcext:value-type="float">
            <text:p>56</text:p>
          </table:table-cell>
          <table:table-cell office:value-type="string" calcext:value-type="string">
            <text:p>HGTV - Home&amp;Garden</text:p>
          </table:table-cell>
          <table:table-cell office:value-type="string" calcext:value-type="string">
            <text:p>HGTV – Home &amp; Garden Tv</text:p>
          </table:table-cell>
          <table:table-cell/>
        </table:table-row>
        <table:table-row table:style-name="ro4">
          <table:table-cell office:value-type="float" office:value="57" calcext:value-type="float">
            <text:p>57</text:p>
          </table:table-cell>
          <table:table-cell office:value-type="string" calcext:value-type="string">
            <text:p>Rai Scuola</text:p>
          </table:table-cell>
          <table:table-cell table:number-columns-repeated="2"/>
        </table:table-row>
        <table:table-row table:style-name="ro4">
          <table:table-cell office:value-type="float" office:value="58" calcext:value-type="float">
            <text:p>58</text:p>
          </table:table-cell>
          <table:table-cell office:value-type="string" calcext:value-type="string">
            <text:p>Rai Sport</text:p>
          </table:table-cell>
          <table:table-cell office:value-type="string" calcext:value-type="string">
            <text:p>Rai Sport + HD</text:p>
          </table:table-cell>
          <table:table-cell/>
        </table:table-row>
        <table:table-row table:style-name="ro4">
          <table:table-cell office:value-type="float" office:value="59" calcext:value-type="float">
            <text:p>59</text:p>
          </table:table-cell>
          <table:table-cell office:value-type="string" calcext:value-type="string">
            <text:p>Motor Trend</text:p>
          </table:table-cell>
          <table:table-cell table:number-columns-repeated="2"/>
        </table:table-row>
        <table:table-row table:style-name="ro4">
          <table:table-cell office:value-type="float" office:value="60" calcext:value-type="float">
            <text:p>60</text:p>
          </table:table-cell>
          <table:table-cell office:value-type="string" calcext:value-type="string">
            <text:p>SPORTITALIA</text:p>
          </table:table-cell>
          <table:table-cell office:value-type="string" calcext:value-type="string">
            <text:p>Sportitalia</text:p>
          </table:table-cell>
          <table:table-cell/>
        </table:table-row>
        <table:table-row table:style-name="ro4">
          <table:table-cell office:value-type="float" office:value="61" calcext:value-type="float">
            <text:p>61</text:p>
          </table:table-cell>
          <table:table-cell office:value-type="string" calcext:value-type="string">
            <text:p>TRAVEL TV</text:p>
          </table:table-cell>
          <table:table-cell office:value-type="string" calcext:value-type="string">
            <text:p>Travel TV</text:p>
          </table:table-cell>
          <table:table-cell/>
        </table:table-row>
        <table:table-row table:style-name="ro4">
          <table:table-cell office:value-type="float" office:value="62" calcext:value-type="float">
            <text:p>62</text:p>
          </table:table-cell>
          <table:table-cell office:value-type="string" calcext:value-type="string">
            <text:p>DONNA SPORT TV</text:p>
          </table:table-cell>
          <table:table-cell office:value-type="string" calcext:value-type="string">
            <text:p>Donna TV</text:p>
          </table:table-cell>
          <table:table-cell/>
        </table:table-row>
        <table:table-row table:style-name="ro4">
          <table:table-cell office:value-type="float" office:value="63" calcext:value-type="float">
            <text:p>63</text:p>
          </table:table-cell>
          <table:table-cell office:value-type="string" calcext:value-type="string">
            <text:p>Motor Trend</text:p>
          </table:table-cell>
          <table:table-cell office:value-type="string" calcext:value-type="string">
            <text:p>Motortrend</text:p>
          </table:table-cell>
          <table:table-cell/>
        </table:table-row>
        <table:table-row table:style-name="ro4">
          <table:table-cell office:value-type="float" office:value="64" calcext:value-type="float">
            <text:p>64</text:p>
          </table:table-cell>
          <table:table-cell office:value-type="string" calcext:value-type="string">
            <text:p>SUPERTENNIS</text:p>
          </table:table-cell>
          <table:table-cell office:value-type="string" calcext:value-type="string">
            <text:p>SuperTennis</text:p>
          </table:table-cell>
          <table:table-cell office:value-type="string" calcext:value-type="string">
            <text:p>Supertennis</text:p>
          </table:table-cell>
        </table:table-row>
        <table:table-row table:style-name="ro4">
          <table:table-cell office:value-type="float" office:value="65" calcext:value-type="float">
            <text:p>65</text:p>
          </table:table-cell>
          <table:table-cell office:value-type="string" calcext:value-type="string">
            <text:p>ALMA TV</text:p>
          </table:table-cell>
          <table:table-cell office:value-type="string" calcext:value-type="string">
            <text:p>Alma TV</text:p>
          </table:table-cell>
          <table:table-cell/>
        </table:table-row>
        <table:table-row table:style-name="ro4">
          <table:table-cell office:value-type="float" office:value="66" calcext:value-type="float">
            <text:p>66</text:p>
          </table:table-cell>
          <table:table-cell office:value-type="string" calcext:value-type="string">
            <text:p>RADIO 105</text:p>
          </table:table-cell>
          <table:table-cell office:value-type="string" calcext:value-type="string">
            <text:p>Radio 105 TV</text:p>
          </table:table-cell>
          <table:table-cell/>
        </table:table-row>
        <table:table-row table:style-name="ro4">
          <table:table-cell office:value-type="float" office:value="67" calcext:value-type="float">
            <text:p>67</text:p>
          </table:table-cell>
          <table:table-cell office:value-type="string" calcext:value-type="string">
            <text:p>R101 TV</text:p>
          </table:table-cell>
          <table:table-cell table:number-columns-repeated="2"/>
        </table:table-row>
        <table:table-row table:style-name="ro4">
          <table:table-cell office:value-type="float" office:value="68" calcext:value-type="float">
            <text:p>68</text:p>
          </table:table-cell>
          <table:table-cell office:value-type="string" calcext:value-type="string">
            <text:p>BOM CHANNEL</text:p>
          </table:table-cell>
          <table:table-cell office:value-type="string" calcext:value-type="string">
            <text:p>Bom Channel (canale 68)</text:p>
          </table:table-cell>
          <table:table-cell office:value-type="string" calcext:value-type="string">
            <text:p>Bom Channel</text:p>
          </table:table-cell>
        </table:table-row>
        <table:table-row table:style-name="ro4">
          <table:table-cell office:value-type="float" office:value="69" calcext:value-type="float">
            <text:p>69</text:p>
          </table:table-cell>
          <table:table-cell office:value-type="string" calcext:value-type="string">
            <text:p>Deejay TV</text:p>
          </table:table-cell>
          <table:table-cell table:number-columns-repeated="2"/>
        </table:table-row>
        <table:table-row table:style-name="ro4">
          <table:table-cell office:value-type="float" office:value="70" calcext:value-type="float">
            <text:p>70</text:p>
          </table:table-cell>
          <table:table-cell office:value-type="string" calcext:value-type="string">
            <text:p>RadioItaliaTV</text:p>
          </table:table-cell>
          <table:table-cell table:number-columns-repeated="2"/>
        </table:table-row>
      </table:table>
      <table:named-expressions/>
      <table:database-ranges>
        <table:database-range table:name="__Anonymous_Sheet_DB__0" table:target-range-address="Foglio1.A6:Foglio1.EJ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currency-symbol number:language="it" number:country="IT">€</number:currency-symbol>
      <number:text> </number:text>
      <number:number number:decimal-places="2" number: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1P0"/>
    </number:currency-style>
    <number:number-style style:name="N114P0" style:volatile="true">
      <number:text>€ </number:text>
      <number:number number:decimal-places="0" number:min-decimal-places="0" number:min-integer-digits="1" number:grouping="true"/>
    </number:number-style>
    <number:number-style style:name="N114">
      <number:text>-€ </number:text>
      <number:number number:decimal-places="0" number:min-decimal-places="0" number:min-integer-digits="1" number:grouping="true"/>
      <style:map style:condition="value()&gt;=0" style:apply-style-name="N114P0"/>
    </number:number-style>
    <number:number-style style:name="N115P0" style:volatile="true">
      <number:text>€ </number:text>
      <number:number number:decimal-places="0" number:min-decimal-places="0" number:min-integer-digits="1" number:grouping="true"/>
    </number:number-style>
    <number:number-style style:name="N115">
      <style:text-properties fo:color="#ff0000"/>
      <number:text>-€ </number:text>
      <number:number number:decimal-places="0" number:min-decimal-places="0" number:min-integer-digits="1" number:grouping="true"/>
      <style:map style:condition="value()&gt;=0" style:apply-style-name="N115P0"/>
    </number:number-style>
    <number:number-style style:name="N117P0" style:volatile="true">
      <number:text>€ </number:text>
      <number:number number:decimal-places="2" number:min-decimal-places="2" number:min-integer-digits="1" number:grouping="true"/>
    </number:number-style>
    <number:number-style style:name="N117">
      <number:text>-€ </number:text>
      <number:number number:decimal-places="2" number:min-decimal-places="2" number:min-integer-digits="1" number:grouping="true"/>
      <style:map style:condition="value()&gt;=0" style:apply-style-name="N117P0"/>
    </number:number-style>
    <number:number-style style:name="N118P0" style:volatile="true">
      <number:text>€ </number:text>
      <number:number number:decimal-places="2" number:min-decimal-places="2" number:min-integer-digits="1" number:grouping="true"/>
    </number:number-style>
    <number:number-style style:name="N118">
      <style:text-properties fo:color="#ff0000"/>
      <number:text>-€ </number:text>
      <number:number number:decimal-places="2" number:min-decimal-places="2" number:min-integer-digits="1" number:grouping="true"/>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number-style>
    <number:number-style style:name="N127">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0" number:min-decimal-places="0" number:min-integer-digits="1" number:grouping="true"/>
    </number:number-style>
    <number:number-style style:name="N128">
      <style:text-properties fo:color="#ff0000"/>
      <number:text>-</number:text>
      <number:number number:decimal-places="0" number:min-decimal-places="0"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number:text>-</number:text>
      <number:number number:decimal-places="2" number:min-decimal-places="2" number:min-integer-digits="1" number:grouping="true"/>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number:text>
      <number:fill-character> </number:fill-character>
      <number:number number:decimal-places="0" number:min-decimal-places="0" number:min-integer-digits="1" number:grouping="true"/>
      <number:text loext:blank-width-char="-"> </number:text>
    </number:number-style>
    <number:number-style style:name="N134P2" style:volatile="true">
      <number:text loext:blank-width-char="-"> </number:text>
      <number:fill-character> </number:fill-character>
      <number:text>- _-</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 </number:text>
      <number:fill-character> </number:fill-character>
      <number:number number:decimal-places="0" number:min-decimal-places="0" number:min-integer-digits="1" number:grouping="true"/>
      <number:text loext:blank-width-char="-"> </number:text>
    </number:number-style>
    <number:number-style style:name="N138P1" style:volatile="true">
      <number:text>-€ </number:text>
      <number:fill-character> </number:fill-character>
      <number:number number:decimal-places="0" number:min-decimal-places="0" number:min-integer-digits="1" number:grouping="true"/>
      <number:text loext:blank-width-char="-"> </number:text>
    </number:number-style>
    <number:number-style style:name="N138P2" style:volatile="true">
      <number:text loext:blank-width-char="-"> € </number:text>
      <number:fill-character> </number:fill-character>
      <number:text>- _-</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2P1" style:volatile="true">
      <number:text>-</number:text>
      <number:fill-character> </number:fill-character>
      <number:number number:decimal-places="2" number:min-decimal-places="2" number:min-integer-digits="1" number:grouping="true"/>
      <number:text loext:blank-width-char="-">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 </number:text>
      <number:fill-character> </number:fill-character>
      <number:number number:decimal-places="2" number:min-decimal-places="2" number:min-integer-digits="1" number:grouping="true"/>
      <number:text loext:blank-width-char="-"> </number:text>
    </number:number-style>
    <number:number-style style:name="N146P1" style:volatile="true">
      <number:text>-€ </number:text>
      <number:fill-character> </number:fill-character>
      <number:number number:decimal-places="2" number:min-decimal-places="2" number:min-integer-digits="1" number:grouping="true"/>
      <number:text loext:blank-width-char="-"> </number:text>
    </number:number-style>
    <number:number-style style:name="N146P2" style:volatile="true">
      <number:text loext:blank-width-char="-"> €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3">00/00/0000</text:date>, <text:time style:data-style-name="N2" text:time-value="22:35:12.969735344">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2:27:42.574798997</meta:creation-date>
    <meta:generator>LibreOffice/24.8.4.2$Linux_X86_64 LibreOffice_project/480$Build-2</meta:generator>
    <dc:date>2025-02-03T22:36:18.443979575</dc:date>
    <meta:editing-duration>P1DT14H46M33S</meta:editing-duration>
    <meta:editing-cycles>360</meta:editing-cycles>
    <meta:document-statistic meta:table-count="3" meta:cell-count="239" meta:object-count="6"/>
  </office:meta>
</office:document-meta>
</file>

<file path=Basic/Dialog/Module1.xml><?xml version="1.0" encoding="utf-8"?>
<!DOCTYPE module  PUBLIC '-//OpenOffice.org//DTD OfficeDocument 1.0//EN'  'module.dtd'>
<script:module xmlns:script="http://openoffice.org/2000/script" script:name="Module1" script:language="StarBasic" script:moduleType="normal">REM  *****  BASIC  *****

Public Sub Dialog

  Dim oConsolle as Object
  
    DialogLibraries.loadLibrary("Dialog")
    oConsolle = CreateUnoDialog(DialogLibraries.Dialog.Consolle)
    
    oConsolle.Execute()
    

End Sub
</script:module>
</file>

<file path=Basic/Dialog/script-lb.xml><?xml version="1.0" encoding="utf-8"?>
<!DOCTYPE library  PUBLIC '-//OpenOffice.org//DTD OfficeDocument 1.0//EN'  'library.dtd'>
<library:library xmlns:library="http://openoffice.org/2000/library" library:name="Dialog" library:readonly="false" library:passwordprotected="false">
  <library:element library:name="Module1"/>
</library:library>
</file>

<file path=Basic/Standard/A_IMPORT.xml><?xml version="1.0" encoding="utf-8"?>
<!DOCTYPE module  PUBLIC '-//OpenOffice.org//DTD OfficeDocument 1.0//EN'  'module.dtd'>
<script:module xmlns:script="http://openoffice.org/2000/script" script:name="A_IMPORT" script:language="StarBasic" script:moduleType="normal">Option Explicit

Public Const Hrow As Integer = 5
Public Doc As Object
Public cSheet As Object
Public infoSheet As Object 
Public cell As Object
Public n_tag As Integer
Public n_EXT As Integer
Public n_Record As Integer       ' Indice dei record 
Public tagHeaders() As String  ' Array con il numero di tag 
Public Values() As String	'Matrice per dati records 

'___________________________________________________________________________________________________
Sub Import_list()
	Loadlibrary

    Dim Filename As String        ' Nome completo del file
    Dim CurrentLine As String     ' Linea in lettura del file m3u
    Dim FileNo As Integer         ' Indice da assegnare al file
    Dim tagText As String      ' Contenuto riga headers
    Dim row As Integer            ' Riga corrente del Foglio
    Dim n_EXTINF As Integer       ' Numero di record da processare
    Dim i, j As Integer              ' Contatore generico
    Dim source As String          ' Nome file senza estensione e senza path
    Dim FSO As Variant
    Dim InputFIle As Object
    Dim Hline As Integer		'Indice per linee iniziali tra #EXTM3U e primo #EXTINF 
    Dim Or_Records As integer 	'Numero di record presenti ad inizio importazione (se non cancellati)
    Dim Range As Object
    Dim oProgressBar as Object, oProgressBarModel As Object, oLabel as Object, oDialog as Object
    Dim ProgressValue As Long

    ' Otteniamo il documento e il foglio di calcolo
    Doc = ThisComponent
    cSheet = Doc.Sheets(0)
    infoSheet = Doc.Sheets(1)
    
    DialogLibraries.loadLibrary("Dialog")
    oDialog = CreateUnoDialog(DialogLibraries.Dialog.DlgProgress)

    n_Record = cSheet.getCellByPosition(0, 1).Value  ' Registra numero di record presenti nel foglio

    If n_Record &gt; 0 Then
        Select Case msgbox("Vuoi mantenere i record esitenti?", MB_YESNOCANCEL)
            Case IDNO
                ClearAll
            Case IDCANCEL
                msgbox("Import Annulato")
                Exit Sub
        End Select
    End If
    
    n_Record = cSheet.getCellByPosition(0, 1).Value  ' Registra di nuovo numero di records presenti nel foglio (necessario perché potrebbero essere stati cancellati da ClearAll)
    Or_Records = n_Record 'Memorizza il numero originale di records presenti

    ' Richiama procedure per compilare il file con i valori dei tag
    Filename = write_tag
	
    n_tag = cSheet.getCellByPosition(1, 1).Value  ' Legge il numero di tag tvg nella riga Headers
    n_EXT = cSheet.getCellByPosition(1, 3).Value  ' Legge il numero di direttive #EXT
    n_EXTINF = infoSheet.getCellByPosition(4, 0).Value  ' Legge numero records da processare
    Hline = cSheet.getCellByPosition(0, 3).Value 'Legge il numero di Headers presenti
    
    'Setta parametri barra di avanzamento
    oProgressBarModel = oDialog.getModel().getByName( "ProgressBar1" )
    oProgressBarModel.setPropertyValue( "ProgressValueMin", 0)
    oProgressBarModel.setPropertyValue( "ProgressValueMax", n_EXTINF)
    
    'Setta "Azione in corso"
    oLabel = oDialog.getControl( "Label1" )
    oLabel.setText("Lettura File")

    FileNo = Freefile

    If Filename &lt;&gt; "Deleted" Then
    
    	source = getfilename(Filename)
        Doc.enableAutomaticCalculation(False)
        
        'FSO = CreateScriptService("FileSystem")
 		'Set InputFIle = FSO.OpenTextFile(Filename, FSO.ForReading)
        Open Filename For Input As FileNo

        row = 0  ' Inizializza prima riga dell'array dei valori
        ReDim Values(n_tag + n_EXT +3, n_EXTINF - 1) 'Dimensiona matrice per valori dei records
        ReDim tagHeaders(n_tag + n_EXT +3)  ' Dimensiona array dei tag

        ' Memorizza nell'array i tag 
        For i = 0 To (n_tag + n_EXT +3)
             tagText = Trim(cSheet.getCellByPosition(i, Hrow + HLine).String)  
             tagHeaders(i) = tagText
        Next i
        
        n_EXTINF = 0 'reinizializza n_EXTINF come indice

        ' Leggi tutte le righe del file M3U

        
        oDialog.setVisible( True )
               
		Do While Not EOF(FileNo)
        'Do While Not InputFile.AtEndOfStream
            Line Input #FileNo, CurrentLine
            'CurrentLine = InputFile.ReadLine()
            

            ' Controllo su #EXTM3U e righe vuote
            If CurrentLine  &lt;&gt; "" Then
			
                If Left(CurrentLine, 7) = "#EXTINF" Then
                    'row = row + 1

                    channel_name(CurrentLine,  n_EXTINF) 'Richiama sub per memorizzare il nome canale

                    If n_tag &gt; 0 Then
                        tvgtag(CurrentLine,  n_EXTINF) ' Richiama sub per memorizzare i tag tvg
                    End If

                    group_title(CurrentLine,  n_EXTINF) 'Richiama sub per memorizzare valore group_title
                    
                     n_Record = n_Record + 1	'Incrementa numero dei rocord
                     n_EXTINF = n_EXTINF + 1  'Incrementa occorrenze EXTINF
                     oProgressBarModel.setPropertyValue( "ProgressValue", N_EXTINF )

				Else

                	If n_EXTINF &gt; 0 then
						If Left(CurrentLine, 1) = "#" Then
                    			If n_EXT &gt; 0 Then
                        			EXT_tag(CurrentLine, n_EXTINF) 			'Richiama sub per memorizzare valore tag EXT
                        		End If
                		Else
                        		url_tag(CurrentLine, n_EXTINF)				'Richiama sub per memorizzare url
                        		Values(n_tag + n_EXT + 3, n_EXTINF - 1) = source		'nEXTINF - 1 perche' 
                        End if		
					Else
						csheet.Rows.Insertbyindex(Hrow + Hline, 1)
						Range = cSheet.getCellRangeByPosition(0, Hrow + HLine , n_tag + n_EXT + 3, Hrow + Hline)
						Range.charweight = 100
						cSheet.getcellbyposition(0,  Hrow + Hline).String = source
						cSheet.getcellbyposition(1,  Hrow + Hline).String = CurrentLine
						infoSheet.getCellByPosition(0, Hline + 7).String = source
						infoSheet.getCellByPosition(1, Hline + 7).String = CurrentLine
						Hline = Hline + 1
					End If
				
				End if	
                
            End If
            
        Loop
        
        'AGGUNGERE SCRITTURA VALORI
        
        Close #FileNo
        'InputFile.CloseFile()
        
        oProgressBarModel.setPropertyValue( "ProgressValueMin", 0)
    	oProgressBarModel.setPropertyValue( "ProgressValueMax", n_EXTINF)
    	oProgressBarModel.setPropertyValue( "ProgressValue", 0 )
    	
    	oLabel.setText("Scrittura Records")
    	
    	oDialog.setVisible( True )
        
        row = Hrow + Hline + 1 + Or_Records				 'Inizializza prima riga di scrittura
        
        For i = 0 To n_EXTINF - 1
        	csheet.Rows.Insertbyindex(row + i, 1)
        	'If i = 0 Then
    			'Range = cSheet.getCellRangeByPosition(0, Hrow + HLine + 1 + i, n_tag + n_EXT + 3, Hrow + Hline + 1 + i)    
    			'Range.charweight = 100
    			'Range.IsTextWrapped = true		
        	'End if
        	For J = 0 To (n_tag + n_EXT + 3)
        		If values(j, i) &lt;&gt; "" Then
        			'cSheet.getCellByPosition(j, row + i).String = " "
        		'Else
        			If j = 1 Then
        				cSheet.getCellByPosition(j, row + i).Value = values(j, i)
        			else
        				cSheet.getCellByPosition(j, row + i).String = values(j, i)
        			End if
        		End if
        	Next j
        	oProgressBarModel.setPropertyValue( "ProgressValue", i )
        Next i

        Doc.enableAutomaticCalculation(True)

        infoSheet.getCellByPosition(1, 0).Value = n_Record
        infoSheet.getCellByPosition(4, 1).Value = Hline
   		Range = cSheet.getCellRangeByPosition(0, Hrow + HLine + 1, n_tag + n_EXT + 3, Hrow + Hline + n_Record)
        'Range.CellBackColor = RGB(220, 240, 250)
        Range.IsTextWrapped = true
        Range.CharWeight = 100
        
        Doc.currentcontroller.freezeatposition(0, hrow + Hline + 1)
        
        
        msgbox(n_EXTINF &amp; " Records aggiunti")
    End If
End Sub

'_________________________________________________________________________________________________________________
Sub channel_name(ByVal cLine As String, ByVal cRow As Integer)
    Dim pointer As Integer
    Dim tag_value As String

    pointer = InStr(cLine, ",") + 1
    If pointer &gt; 1 Then
        ' Estraggo il nome canale
        tag_value = Mid(cLine, pointer)
        tag_value = SF_String.ReplaceChar(tag_value, "Ⓢ", " ")
        tag_value = SF_String.ReplaceChar(tag_value, "Ⓖ", " ")
        tag_value = SF_String.ReplaceChar(tag_value, "Ⓣ", " ")
        tag_value = Trim(SF_String.ReplaceChar(tag_value, "Ⓨ", " "))
        
        ' memorizzo il nome del canale nell'array
        Values(0, cRow) = tag_value
    End If
End Sub

'_________________________________________________________________________________________________________________
Sub tvgtag(ByVal cLine As String, ByVal cRow As Integer)
	Loadlibrary
    'Dim tag As String             ' Tag
    Dim tag_value As String       ' Valore del tag
    Dim pointer As Integer
    Dim start_pos As Integer
    Dim end_pos As Integer

    Dim i As Integer
    
    For i = 1 To n_tag 
    	pointer = InStr(cLine, tagHeaders(i) )
    	If pointer &gt; 0 then
    		start_pos = InStr(pointer, cLine, """") + 1
			end_pos = InStr(start_pos, cLine, """")
			tag_value = Trim(Mid(cLine, start_pos, end_pos - start_pos))

			Values(i, cRow) = tag_value
		End if
	Next i
	
End Sub

'_________________________________________________________________________________________________________________
Sub group_title(ByVal cLine As String, ByVal cRow As Integer)
    Dim pointer As Integer
    Dim group As String
    Dim start_pos As Integer
    Dim end_pos As Integer

    pointer = InStr(cLine, "group-title")
    If pointer &gt; 1 Then
        start_pos = InStr(pointer, cLine, """") + 1
        end_pos = InStr(start_pos, cLine, """")
        ' Estraggo il nome del gruppo
        group = Trim(Mid(cLine, start_pos, end_pos - start_pos))
        ' Memorizzo il nome del canale nell'array
		Values(n_tag + 1, cRow) = group
    End If
End Sub

'_________________________________________________________________________________________________________________
Sub EXT_tag(ByVal cLine As String, ByVal cRow As Integer)
    Dim pointer As Integer
    Dim i As Integer
    Dim column As Integer
    Dim start_col As Integer
    Dim end_col As Integer
    Dim tag As String
    Dim tag_value As String

    start_col = n_tag + 2  ' +2 perché tiene conto delle colonne channel name e group-title 
    end_col = start_col + n_EXT - 1
    pointer = InStr(cLine, ":")
    tag = Trim(Mid(cLine, 2, pointer - 2))      ' Estrae dal carattere dopo # fino a quello prima di :
    tag_value = Trim(Mid(cLine, pointer + 1))    ' Estrae dal carattere dopo ':' fino a fine linea
    If tag_value &lt;&gt; "" Then
        For i = (n_tag + 2) To (n_tag + n_EXT + 1)
            If tag = tagHeaders(i) Then
                Values(i, cRow - 1) = tag_value 				'Avendo passato n_EXTINF che sarà stato incrementato di 1, devo fare riferimento alla riga precedente dell'array
            End If
        Next i
    End If
End Sub

'_________________________________________________________________________________________________________________
Sub url_tag(ByVal cLine As String, ByVal cRow As Integer)
    Values(n_tag + n_EXT + 2, cRow - 1) = cLine
End Sub

</script:module>
</file>

<file path=Basic/Standard/B_EXPORT.xml><?xml version="1.0" encoding="utf-8"?>
<!DOCTYPE module  PUBLIC '-//OpenOffice.org//DTD OfficeDocument 1.0//EN'  'module.dtd'>
<script:module xmlns:script="http://openoffice.org/2000/script" script:name="B_EXPORT" script:language="StarBasic" script:moduleType="normal">Option Explicit

Public Sub Export_List
    Dim Doc As Object
    Dim cSheet As Object
	Dim file_dialog  As Object, oSubst As Object
	Dim init_path As String
	Dim FPType(0) As Integer
	Dim filename As String
	Dim Fileno As Integer
	Dim cstring As String
	Dim cLine As String
	Dim i As integer, j As Integer
	Dim confirm As Integer
	Dim tag_EXT() As String, tag_tvg() As String
	Dim n_Headers
	Dim pos As integer
	
	Doc = ThisComponent
	cSheet = Doc.Sheets(0)
	infoSheet = Doc.Sheets(1)
    
	n_tag = cSheet.getCellByPosition(1, 1).Value  ' Legge il numero di tag tvg nella riga Headers
	n_EXT = cSheet.getCellByPosition(1, 3).Value  ' Legge il numero di direttive #EXT
	n_Record = cSheet.getCellByPosition(0, 1).Value  ' Legge numero records da processare
	n_Headers = csheet.getcellbyposition(0, 3).value
    
	'Memorizzo tag tvg
	If n_tag &gt; 0 Then
		ReDim tag_tvg(n_tag - 1)
			For i = 0 To n_tag - 1
				tag_tvg(i) = cSheet.getCellByPosition(i + 1, Hrow + n_Headers).String
			Next i
	End If
	
	'memorizzo tag EXT
	If n_EXT &gt; 0 Then
		ReDim tag_EXT(n_EXT - 1)
			For i = 0 To n_EXT - 1
				tag_EXT(i) = cSheet.getCellByPosition(n_tag + 2+ i, Hrow + n_Headers).String
			Next i
	End If

	file_dialog = createunoservice("com.sun.star.ui.dialogs.FilePicker")

	oSubst = CreateUnoService("com.sun.star.util.PathSubstitution")
	init_path = oSubst.getSubstituteVariableValue("$(home)")
	FPType(0) = 1

	With file_dialog
		.Appendfilter("Lista m3u8", "*.m3u8")
		.SetDisplayDirectory(Init_path)
		.initialize(FPType())
	End With

	if file_dialog.Execute() = 1 Then
		filename = file_dialog.files(0)
	Else
		Exit sub
	End If
	
	FileNo = Freefile
	Open Filename For Output As #Fileno

	If n_Headers = 0  then
		Print #Fileno, "#EXTM3U" 
	else	
		cstring = csheet.getcellbyposition(1, 5).String
		pos = Instr(cstring, "#EXTM3U")
		If pos = 1 Then 
			Print #Fileno, cstring
		Else
			msgbox("Formato intestazione non corretto: ""#EXTM3U"" mancante o in posizione errata." &amp; chr(13) &amp; " L'intestazione non verrà scritta nel file.")
			Print #Fileno, "#EXTM3U" 
		End if
	End If
	
	

	For i = 1 To n_Record
		cLine = "#EXTINF:-1"				'Inizialiazza riga
		
		'Memorizza tag tvg
		If n_tag &gt; 0 Then
			For j = 0 To n_tag - 1
				cstring = Trim(cSheet.getcellbyposition(j + 1, Hrow + n_Headers + i).String)
				If cstring &lt;&gt; "" Then
					cLine = cLine &amp; " " &amp; tag_tvg(j)  &amp; "=""" &amp; cstring &amp; """"
				End If
			Next j
		End If
		
		'Memorizzo group-title
		cstring = Trim(cSheet.getcellbyposition(n_tag + 1, Hrow + n_Headers + i).String)
		If cstring &lt;&gt; "" then
			cLine = cLine &amp; " group-title=""" &amp; cstring &amp; """"
		End If
		
		'Memorizzo Nome
		cstring = Trim(cSheet.getcellbyposition(0, Hrow + n_Headers + i).String)
		If cstring = "" Then
			msgbox("Channel Name vuoto alla riga " &amp; (Hrow + n_Headers + i))
		End If
		cLine = cLine &amp; ", " &amp; cstring
		
		Print #FileNo, cLine 'Scrive la riga su file
		
		'Processo tag EXT
		If n_EXT &gt; 0 Then
			For j = 0 To n_EXT - 1
				cstring = Trim(cSheet.getcellbyposition(n_tag + j + 2, Hrow + n_Headers + i).String)
				If cstring &lt;&gt; "" Then
					cLine = "#" &amp; tag_EXT(j) &amp; ":" &amp; cstring
					Print #FileNo, cLine 'Scrive la riga su file
				End If
			Next j
		End If
		
		'Processo url
		cstring = Trim(cSheet.getcellbyposition(n_tag + n_EXT + 2, Hrow + n_Headers + i).String)
		If cstring ="" Then
			msgbox("Url mancante alla riga ", Hrow + n_Headers + i +1)
		End If
		cLine = cstring
		Print #FileNo, cLine 'Scrive la riga su file
		
	Next i
	
	Close #Fileno
	msgbox("File salvato con successo")
	
End Sub

</script:module>
</file>

<file path=Basic/Standard/C_TAG.xml><?xml version="1.0" encoding="utf-8"?>
<!DOCTYPE module  PUBLIC '-//OpenOffice.org//DTD OfficeDocument 1.0//EN'  'module.dtd'>
<script:module xmlns:script="http://openoffice.org/2000/script" script:name="C_TAG" script:language="StarBasic" script:moduleType="normal">Option Explicit

Public Function write_tag
	Loadlibrary
	GlobalScope.BasicLibraries.LoadLibrary("ScriptForge")
	
    Dim Filename As String
    Dim CurrentLine As String 
    Dim FileLine, TotalLine As Integer
    Dim FileNo As Integer
    Dim tag As String
    Dim tag_EXT() As String, tag_tvg(0) As String
    Dim n_EXT, n_tvg As Integer
    Dim n_EXTINF As Integer       ' Numero di EXTINF nel file
    Dim i As Integer
    Dim c As Integer
    Dim startPos As Integer
    Dim endPos As Integer
    Dim HLine As integer
    Dim OriginTvg ' Tiene traccia del numero di tag tvg già presenti nel foglio
    Dim OriginEXT ' Tiene traccia del numero di tag EXT già presenti nel foglio
    Dim FSO As Variant
    Dim InputFIle As Object
    Dim oProgressBar as Object, oProgressBarModel As Object, oLabel as Object, oDialog as Object
    Dim ProgressValue As Long

    'Otteniamo il documento e il foglio di calcolo
    Doc = ThisComponent ' Già impostato nella sub chiamante
    cSheet = Doc.Sheets(0) ' Già impostato nella sub chiamante
    infoSheet = Doc.Sheets(1) ' Già impostato nella sub chiamante
    

    
    ' Carica il file m3u
    Filename = openfile
    FileNo = Freefile
	
    If Filename &lt;&gt; "Deleted" Then
    
        Open Filename For Input As FileNo
    	
    	TotalLine = 0	

    	Do While Not EOF(FileNo)
    	    Line Input #FileNo, CurrentLine
    		TotalLine = TotalLine + 1
    	Loop
 
    	Close #FileNo
    	
    	Open Filename For Input As FileNo
    
        n_EXTINF = 0 ' Inizializza n_EXTINF a 0 (registra solo i nuovi EXTINF trovati nel file)
        n_tvg = cSheet.getCellByPosition(1, 1).Value ' Inizializza n_tvg
        n_EXT = cSheet.getCellByPosition(1, 3).Value ' Inizializza n_EXT
        HLine = cSheet.getcellbyposition(0,3).value
        OriginTvg = n_tvg ' Inizializza OriginTvg
        OriginEXT = n_EXT ' Inizializza OriginEXT
        FileLine = 0
        
        DialogLibraries.loadLibrary("Dialog")
    	oDialog = CreateUnoDialog(DialogLibraries.Dialog.DlgProgress)
    	 'Setta parametri barra di avanzamento
    	oProgressBarModel = oDialog.getModel().getByName( "ProgressBar1" )
    	oProgressBarModel.setPropertyValue( "ProgressValueMin", 0)
    	oProgressBarModel.setPropertyValue( "ProgressValueMax", TotalLine)
        
        ' Memorizzo i tag tvg presenti negli Headers
        tag_tvg(0) = "tvg-chno"
        If n_tvg &gt; 1 Then
            ReDim Preserve tag_tvg(n_tvg - 1)
            For i = 1 To n_tvg - 1
                tag_tvg(i) = cSheet.getCellByPosition(i + 1, Hrow + HLine).String
            Next i
        End If
        
        ' Memorizzo i tag #EXT presenti negli Headers
        If n_EXT &gt; 0 Then
            ReDim tag_EXT(n_EXT - 1)
            For i = 0 To n_EXT - 1
                tag_EXT(i) = cSheet.getCellByPosition(n_tvg + 2+ i, Hrow + HLine).String
            Next i
        End If
        
        oLabel = oDialog.getControl("Label1")
        oLabel.setText("Ricerca Tag")
        oProgressBarModel.setPropertyValue("ProgressValue", 0)
        oDialog.setVisible( True )
        
        ' Leggi tutte le righe del file M3U
        Do While Not EOF(FileNo)
        
        	oProgressBarModel.setPropertyValue("ProgressValue", FileLine)
        
            Line Input #FileNo, CurrentLine
            If (CurrentLine &lt;&gt; "" And Left(CurrentLine, 7) &lt;&gt; "#EXTM3U") Then
      
                If Left(CurrentLine, 7) = "#EXTINF" Then
                    ' Non scrivere il tag #EXTINF, solo contare le occorrenze
                    ' Cercare i tag tvg-* nella riga #EXTINF
                    startPos = 1
                    n_EXTINF = n_EXTINF + 1
                    
                    Do While InStr(startPos, CurrentLine, " tvg-") &gt; 0
                        startPos = InStr(startPos, CurrentLine, " tvg-")
                        endPos = InStr(startPos, CurrentLine, "=") - 1
                        tag = Trim(Mid(CurrentLine, startPos + 1, endPos - startPos))
                        
                        ' Aggiungi il tag tvg se non è già presente e non vuoto
                        If  IsInArray(tag, tag_tvg) &lt; 0 And Len(Trim(tag)) &gt; 0 Then
                            cSheet.Columns.insertByIndex(n_tvg + 1, 1)
                            cSheet.getcellbyposition(n_tvg + 1, Hrow + HLine).String = tag
                            n_tvg = n_tvg + 1
                            ReDim Preserve tag_tvg(n_tvg)
                            tag_tvg(n_tvg - 1) = tag
                        End If
                        ' Sposta la posizione di ricerca oltre il tag appena trovato
                        startPos = endPos + 2
                    Loop
                    
                ElseIf Left(CurrentLine, 1) = "#" Then
                    ' Dopo #EXTINF, processiamo i tag #EXT
                    tag = ExtractExtTag(CurrentLine)
                    
                    If tag &lt;&gt; "" And IsInArray(tag, tag_EXT) &lt; 0 Then
                        cSheet.Columns.insertByIndex(n_tvg + n_EXT + 2, 1)
                        csheet.getcellbyposition(n_tvg + n_EXT + 2, Hrow + HLine).String = tag
                        n_EXT = n_EXT + 1
                        ReDim Preserve tag_EXT(n_EXT)
                        tag_EXT(n_EXT - 1) = tag
                    End If
                    
                Else
                    ' Non è né #EXTINF né un tag, quindi è un URL
                    ' In questo caso non facciamo nulla specifico per l'URL
                End If
            End If
            
            FileLine = FileLine + 1
            
        Loop
        
	     ' Scrivo il numero di EXTINF TROVATI    
        cell = infoSheet.getCellByPosition(4, 0)
        cell.Value = n_EXTINF

        ' Scrivo il numero di tag tvg (compreso group-title)       
        cell = infoSheet.getCellByPosition(1, 1)
        cell.Value = n_tvg

        ' Scrivo il numero di direttive
        cell = infoSheet.getCellByPosition(1, 2)
        cell.Value = n_EXT             

        Close #FileNo
        
    End If
    
    write_tag = Filename
End Function

'________________________________________________________________________________________________________________________________
' Funzione per estrarre il tag EXT
Function ExtractExtTag(line As String) As String
    Dim startPos As Integer
    Dim endPos As Integer
    
    startPos = InStr(line, "#") + 1 ' Comincia subito dopo il simbolo #
    endPos = InStr(startPos, line, ":") - 1 ' Fino al carattere prima di :
    
    If startPos &gt; 0 And endPos &gt; startPos Then
        ExtractExtTag = Trim(Mid(line, startPos, endPos - startPos + 1))
    Else
        ExtractExtTag = ""
    End If
End Function
'__________________________________________________________________________________________________________________________________________________
' Funzione per verificare se un elemento è già presente nell'array
Function IsInArray(val As String, arr() As String) As Integer
    Dim i As Integer
    IsInArray = False
    For i = 0 To UBound(arr)
        If arr(i) = val Then
            IsInArray = i
            Exit Function
        End If
    Next i
    
    IsInArray = -1
End Function
'__________________________________________________________________________________________________________________________________________________
Sub MoveChno(ByVal chno_col As Integer)

Dim CellRangeAddress As New com.sun.star.table.CellRangeAddress
Dim CellAddress As New com.sun.star.table.CellAddress

cSheet.Columns.InsertbyIndex(1,1)

CellRangeAddress.Sheet = 0
CellRangeAddress.StartColumn = chno_col + 2
CellRangeAddress.StartRow = Hrow
CellRangeAddress.EndColumn = chno_col + 2
CellRangeAddress.EndRow = n_record + Hrow


CellAddress.Sheet = 0
CellAddress.Column = 1
CellAddress.Row = Hrow

cSheet. moveRange(CellAddress, CellRangeAddress)

cSheet.Columns.removebyIndex(chno_col + 2,1)

End Sub

</script:module>
</file>

<file path=Basic/Standard/D_AUX.xml><?xml version="1.0" encoding="utf-8"?>
<!DOCTYPE module  PUBLIC '-//OpenOffice.org//DTD OfficeDocument 1.0//EN'  'module.dtd'>
<script:module xmlns:script="http://openoffice.org/2000/script" script:name="D_AUX" script:language="StarBasic" script:moduleType="normal">Option Explicit

Public Sub Loadlibrary
    ' Carica le librerie Tools e Scriptforge
    'GlobalScope.BasicLibraries.LoadLibrary("Tools")
    GlobalScope.BasicLibraries.LoadLibrary("ScriptForge")
End Sub

'_____________________________________________________________________________________________________
Public Function openfile As String
    Loadlibrary
    
    Dim file_dialog As Object
    Dim Init_path As String
    Dim openstatus As Integer
    Dim fileselected As String

    Dim FSO As Object
    Set FSO = CreateScriptService("FileSystem")
    
    'file_dilalog assegna oggetto che supporta servizio com.sun.star.ui.Filepicker
    file_dialog = CreateUnoService("com.sun.star.ui.dialogs.FilePicker")
    
    'Imposta home come directory di partenza
    Init_path = FSO.HomeFolder
    
    'Impostazione finestra filepicker con filtri e home directory
    With file_dialog
        .appendFilter("m3u/m3u8 Files", "*.m3u; *.m3u8")
        .appendFilter("txt Files", "*.txt")
        .appendFilter("All files", "*.*")
        .SetDisplayDirectory(Init_path)
    End With
    
    'apertura finestra selezione file
    openstatus = file_dialog.execute()

    If openstatus = 1 Then
        fileselected = file_dialog.files(0)
    Else
        fileselected = "Deleted"
    End If
    
    'rilascia tutte le risorse
    file_dialog.dispose()
    
    openfile = fileselected
End Function
'_____________________________________________________________________________________________________
Public Function getfilename(ByVal completeFile As String) As String
    Dim start_pos As Integer
    Dim end_pos As Integer
    Dim fname As String
    Dim i As Integer

    ' Verifica se il percorso è vuoto o solo spazi
    If Trim(completeFile) = "" Then
        getfilename = "NOT VALID NAME"
        Exit Function
    End If

    ' Trova l'ultimo "/"
    start_pos = 0
    For i = Len(completeFile) To 1 Step -1
        If Mid(completeFile, i, 1) = "/" Then
            start_pos = i
            Exit For
        End If
    Next i
    
    ' Trova l'ultimo "."
    end_pos = 0
    For i = Len(completeFile) To 1 Step -1
        If Mid(completeFile, i, 1) = "." Then
            end_pos = i
            Exit For
        End If
    Next i

    ' Verifica che le posizioni siano valide
    If start_pos &gt; 0 Then
        ' Se non c'è un punto (nessuna estensione), estrai l'intero nome del file
        If end_pos = 0 Then
            fname = Mid(completeFile, start_pos + 1)
        Else
            ' Se c'è un punto, estrai il nome del file senza estensione
            fname = Mid(completeFile, start_pos + 1, end_pos - start_pos - 1)
        End If

        ' Controlla se il nome del file è vuoto o contiene solo caratteri non validi
        If Trim(fname) = "" Or fname = "." Then
            getfilename = "NOT VALID NAME"
        Else
            getfilename = fname
        End If
    Else
        ' Se non è valido, ritorna "NOT VALID NAME"
        getfilename = "NOT VALID NAME"
    End If
End Function
'_____________________________________________________________________________________________________
Public Sub ClearAll()
    Dim nRecords As Integer
    Dim Hline As integer
    Dim i As Integer
    Dim n_tvg As integer
    Dim n_EXT As Integer
    Dim dispatcher As object

    ' Assicura che Doc e cSheet siano inizializzati correttamente
    Doc = ThisComponent
    cSheet = Doc.Sheets(0)
    Infosheet = Doc.Sheets(1)
    
    ' Ottieni il numero di record dalla cella
    nRecords = csheet.getCellByPosition(0, 1).Value
    Hline = cSheet.getCellByPosition(0, 3).Value
        
    'Ottiene il numero dei tag
    n_tvg = cSheet.getCellByPosition(1, 1).Value
    n_EXT = cSheet.getCellByPosition(1, 3).Value   
    
	If nRecords &gt; 0 Then
	
    	' Rimuove tutte le righe dei record.
    	cSheet.Rows.removeByIndex(Hrow + Hline + 1, nRecords)
    	
    	'Rimuove colonne tvg (escluso tvg-chno)
    	If n_tvg &gt; 1 then
    		cSheet.Columns.removebyindex(2, n_tvg - 1)
    	End If  

    	'Rimuove colonne EXT 
    	If n_EXT &gt; 0 Then
    		cSheet.Columns.removebyindex(3, n_EXT)
    	End If  
    	
    	If Doc.currentcontroller.hasfrozenpanes() Then
    		dispatcher = createUnoService("com.sun.star.frame.DispatchHelper")
    		dispatcher.executeDispatch(doc.CurrentController.Frame, ".uno:FreezePanes", "", 0, Array())
    	End if

    
    	' Azzera tutti i contatori di tag e record
    	infoSheet.getCellByPosition(1, 0).Value = 0
    	infoSheet.getCellByPosition(1, 1).Value = 0
    	infoSheet.getCellByPosition(1, 2).Value = 0
    	infoSheet.getCellByPosition(4, 0).Value = 0
    	
    End If
    
    If Hline &gt; 0 Then
    
    	cSheet.Rows.removebyindex(5, HLine)
    	infosheet.Rows.removeByIndex(7, Hline)
    	infoSheet.getCellByPosition(4, 1).Value = 0
    	
    End if
    	
    	   	MsgBox(nRecords &amp; " Records cancellati")
    	   	
End Sub

'_______________________________________________________________________________________________________________
Public Sub RemoveDuplicate
	Loadlibrary

	Dim chname As String, chnamenext As string
	Dim i As Integer
	Dim chDel As Integer
	Dim oProgressBar as Object, oProgressBarModel As Object, oLabel As Object, oDialog as Object
	Dim ProgressValue As Long

   ' Assicura che Doc e cSheet siano inizializzati correttamente
    Doc = ThisComponent
    cSheet = Doc.Sheets(0)
    Infosheet = Doc.Sheets(1)
    
    n_tag = infoSheet.getCellByPosition(1, 1).Value  ' Legge il numero di tag tvg nella riga Headers
    n_EXT = infoSheet.getCellByPosition(1, 2).Value  ' Legge il numero di direttive #EXT
    n_Record = csheet.getCellByPosition(0, 1).Value
     
    DialogLibraries.loadLibrary("Dialog")
    oDialog = CreateUnoDialog(DialogLibraries.Dialog.DlgProgress)
    
    'Inizializza barra di progresso
    oProgressBarModel = oDialog.getModel().getByName( "ProgressBar1" )
    oProgressBarModel.setPropertyValue( "ProgressValueMin", 0)
    oProgressBarModel.setPropertyValue( "ProgressValueMax", 100) 
    
    oLabel = oDialog.getControl( "Label1" )
    oLabel.setText("Confronto url")  
    
    oDialog.setVisible( True )
    
    i = 1
    chDel = 0
    'j = 0
    
	Doc.enableAutomaticCalculation(False)
    
    Sort(5)	'Ordina per url
    
    While i &lt; n_record - 1
    	chname = cSheet.getCellByPosition(n_tag + n_EXT + 2, Hrow + i).String
    	If chname &lt;&gt; "" then
    		chnamenext = cSheet.getCellByPosition(n_tag + n_EXT + 2, Hrow + i + 1).String
		
    		While chname = chnamenext
    			cSheet.Rows.RemoveByIndex(Hrow + i + 1, 1)
    			n_Record = n_Record - 1
    			chDel = chDel + 1
    			chnamenext = cSheet.getCellByPosition(n_tag + n_EXT + 2, Hrow + i + 1).String		'legge il prossimo url
    		Wend
    	End if
    		
    	i = i + 1
    	ProgressValue = i*100/n_record
    	oProgressBarModel.setPropertyValue( "ProgressValue", ProgressValue )	
    Wend    
    
    Sort(4)	'Ordina per nome canale
    
        oLabel.setText("Confronto Name")  
    
	i = 1
    
    While i &lt; n_record - 1
    	chname = SF_string.ReplaceChar(Ucase(cSheet.getCellByPosition(0, Hrow + i).String), " ", "")			'Nome senza spazi e upperrcase
    	chnamenext = SF_string.ReplaceChar(Ucase(cSheet.getCellByPosition(0, Hrow + i + 1).String), " ", "")	
		If chname &lt;&gt; "" then
    		While chname = chnamenext
    			cSheet.Rows.RemoveByIndex(Hrow + i + 1, 1)
    			n_Record = n_Record - 1
    			chDel = chDel + 1
    			chnamenext = SF_string.ReplaceChar(Ucase(cSheet.getCellByPosition(0, Hrow + i + 1).String), " ", "")			'legge il prossimo nome
    		Wend
    	End if	
    	i = i + 1
    	ProgressValue = i*100/n_record
    	oProgressBarModel.setPropertyValue( "ProgressValue", ProgressValue )	
    Wend
    
    oProgressBarModel.setPropertyValue( "ProgressValue", 100 )	
    infosheet.getCellByPosition(1,0).Value = n_record
    
	Doc.enableAutomaticCalculation(True)
    
    MsgBox("Rimossi " &amp; chDel &amp; " Duplicati")
    
    'oDialog.dispose()				

End Sub
'__________________________________________________________________________________________________________________

Sub ch_number
	loadlibrary
	Dim ch_no As Integer
	Dim ch_name As string
	Dim n_tag As Integer
	Dim i, j As Integer
	Dim oProgressBar as Object, oProgressBarModel As Object, oDialog as Object
	Dim ProgressValue As Long
	Dim chsheet As object

   ' Assicura che Doc e cSheet siano inizializzati correttamente
    Doc = ThisComponent
    cSheet = Doc.Sheets(0)
    Infosheet = Doc.Sheets(1)
    chsheet = Doc.Sheets(2)
    
    i = 0
    j = 0
    
    n_tag = infosheet.getcellbyposition(1, 1).value		'Memorizzo numero di tag tvg presenti
    n_record = csheet.getcellbyposition(0, 1).value 'Memorizzo numero dei records
    
    'Controllo sulla riga degli Headers se c'è tvg-chno (se presente cancello colonna)
    If n_tag &gt; 0 Then
    	For i = 1 To n_tag
    		If csheet.getcellbyposition(i, Hrow).string = "tvg-chno" Then
    			j = 1
    			csheet.Columns.removebyindex(i,1)
    		End If
    	Next i
    End if
    	
    'Inserisco colonna con tag tvg-chno some seconda colonna (subito dopo channel name)
    csheet.Columns.insertbyindex(1,1)
    csheet.getcellbyposition(1, Hrow).String = "tvg-chno" 
    	
    'Se j è zero tvg-chno non c'era, quindi aumento di 1 il numero di tag in infosheet
    If j = 0 Then
    	infosheet.getcellbyposition(1, 1).value = n_tag + 1
    End if	
    
    'Reinizializzo indici
    i = 0
    j = 0
    
    DialogLibraries.loadLibrary("Dialog")
    oDialog = CreateUnoDialog(DialogLibraries.Dialog.DlgProgress)
    
    'Inizializza barra di progresso
    oProgressBarModel = oDialog.getModel().getByName( "ProgressBar1" )
    oProgressBarModel.setPropertyValue( "ProgressValueMin", 0)
    oProgressBarModel.setPropertyValue( "ProgressValueMax", 100)   
    
    oDialog.setVisible( True )
    
    For i = 1 To n_record	
    
    	ch_name = UCase(csheet.getcellbyposition(0, Hrow + i).String)		'Nome conale senza spazi e maiuscolo
    	
    	For j = 0 To 69
    		If UCase(chsheet.getcellbyposition(1, j).String) = ch_name Then
    			ch_no = chsheet.getcellbyposition(0, j).Value
    			csheet.getcellbyposition(1, Hrow + i).Value =  ch_no
    		End If
    		
    		If UCase(chsheet.getcellbyposition(2, j).String) = ch_name Then
    			ch_no = chsheet.getcellbyposition(0, j).Value
    			csheet.getcellbyposition(1, Hrow + i).Value =  ch_no
    		End If

    		If UCase(chsheet.getcellbyposition(3, j).String) = ch_name Then
    			ch_no = chsheet.getcellbyposition(0, j).Value
    			csheet.getcellbyposition(1, Hrow + i).Value =  ch_no
    		End If
    		
    	Next j
    	
    	ProgressValue = i*100/n_record
    	oProgressBarModel.setPropertyValue( "ProgressValue", ProgressValue )
    		
    Next i

End Sub
'__________________________________________________________________________________________________________________
Sub call_sort
	sort(0)
End sub
'__________________________________________________________________________________________________________________

Public Sub Sort ( method As integer)

	Dim oDialog As object, oSorting() as Object
	'Dim Smethod As Integer
	Dim confirm As Integer
	Dim oSortFields(2) as new com.sun.star.util.SortField
  	Dim oSortDesc(0) as new com.sun.star.beans.PropertyValue
  	Dim oRange As object
  	Dim n_headers As integer
  	
    ' Otteniamo il documento e il foglio di calcolo
    Doc = ThisComponent
    cSheet = Doc.Sheets(0)
    infoSheet = Doc.Sheets(1)

  	n_Record = cSheet.getCellByPosition(0, 1).Value  ' Registra numero di records presenti nel foglio
    n_tag = cSheet.getCellByPosition(1, 1).Value  ' Legge il numero di tag tvg nella riga Headers
    n_EXT = cSheet.getCellByPosition(1, 3).Value  ' Legge il numero di direttive #EXT
    n_headers = csheet.getcellbyposition(0, 3).value
	
	If method =  0 Then				'Chiamata da pulsante su file

		DialogLibraries.loadLibrary("Dialog")
		oDialog = CreateUnoDialog(DialogLibraries.Dialog.DlgSorting)
	
		oDialog.model.getgroupbyname("SortingButtons", oSorting())

		confirm = oDialog.Execute()

		If confirm = 1 then	
			if oSorting(0).state = 1 then
				method = 1
			End if

			if oSorting(1).state = 1 then
				method = 2
			End if	
	
			if oSorting(2).state = 1 then
				method = 3
			End If
			
			if oSorting(3).state = 1 then
				method = 4
			End If
	
		End if	

	End If
	
	oRange = cSheet.getCellRangeByPosition(0, Hrow + n_Headers + 1, n_tag + n_EXT +3, Hrow + n_Headers + n_record)

	Select Case method
		Case 1 
			oSortFields(0).Field = 1				'chno
  			oSortFields(0).SortAscending = True
  			oSortFields(0).FieldType = com.sun.star.util.SortFieldType.NUMERIC
  						
   			oSortFields(1).Field = n_tag + 1							'Group
  			oSortFields(1).SortAscending = True
  			oSortFields(1).FieldType = com.sun.star.util.SortFieldType.ALPHANUMERIC
  			
  			oSortFields(2).Field = n_tag + n_EXT +3				'Source
  			oSortFields(2).SortAscending = True
  			oSortFields(2).FieldType = com.sun.star.util.SortFieldType.ALPHANUMERIC 			
  			
		Case 2 
			oSortFields(0).Field = n_tag + n_EXT +3				'source
  			oSortFields(0).SortAscending = True
  			oSortFields(0).FieldType = com.sun.star.util.SortFieldType.ALPHANUMERIC
  			
  			oSortFields(1).Field = n_tag + 1							'Group
  			oSortFields(1).SortAscending = True
  			oSortFields(1).FieldType = com.sun.star.util.SortFieldType.ALPHANUMERIC
  			
   			oSortFields(2).Field = 0											'Name
  			oSortFields(2).SortAscending = True
  			oSortFields(2).FieldType = com.sun.star.util.SortFieldType.ALPHANUMERIC 		
		Case 3 
			oSortFields(0).Field = n_tag + 1							'Group
  			oSortFields(0).SortAscending = True
  			oSortFields(0).FieldType = com.sun.star.util.SortFieldType.ALPHANUMERIC
  			
  			oSortFields(1).Field = 0											'Name
  			oSortFields(1).SortAscending = True
  			oSortFields(1).FieldType = com.sun.star.util.SortFieldType.ALPHANUMERIC
  			
   			oSortFields(2).Field = n_tag + n_EXT +3				'source
  			oSortFields(2).SortAscending = True
  			oSortFields(2).FieldType = com.sun.star.util.SortFieldType.ALPHANUMERIC		
		Case 4 
			oSortFields(0).Field = 0											'Name
  			oSortFields(0).SortAscending = True
  			oSortFields(0).FieldType = com.sun.star.util.SortFieldType.ALPHANUMERIC
  			
  			oSortFields(1).Field = n_tag + n_EXT + 3				'source
  			oSortFields(1).SortAscending = True
  			oSortFields(1).FieldType = com.sun.star.util.SortFieldType.ALPHANUMERIC
  			
   			oSortFields(2).Field = n_tag + 1							'Group
  			oSortFields(2).SortAscending = True
  			oSortFields(2).FieldType = com.sun.star.util.SortFieldType.ALPHANUMERIC	
 		Case 5 
			oSortFields(0).Field = n_tag + n_EXT + 2				'Url
  			oSortFields(0).SortAscending = True
  			oSortFields(0).FieldType = com.sun.star.util.SortFieldType.ALPHANUMERIC
  			
  			oSortFields(1).Field = 0				'Name
  			oSortFields(1).SortAscending = True
  			oSortFields(1).FieldType = com.sun.star.util.SortFieldType.ALPHANUMERIC
  			
   			oSortFields(2).Field = n_tag + 1							'Group
  			oSortFields(2).SortAscending = True
  			oSortFields(2).FieldType = com.sun.star.util.SortFieldType.ALPHANUMERIC	 					
	End Select
	
	oSortDesc(0).Name = "SortFields"
	oSortDesc(0).Value = oSortFields()
	
	oRange.Sort(oSortDesc())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_AUX"/>
  <library:element library:name="A_IMPORT"/>
  <library:element library:name="C_TAG"/>
  <library:element library:name="B_EXPO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 library:link="false"/>
</library:libraries>
</file>

<file path=Dialogs/Dialog/Consolle.xml><?xml version="1.0" encoding="utf-8"?>
<!DOCTYPE window  PUBLIC '-//OpenOffice.org//DTD OfficeDocument 1.0//EN'  'dialog.dtd'>
<dlg:window xmlns:dlg="http://openoffice.org/2000/dialog" xmlns:script="http://openoffice.org/2000/script" dlg:id="Consolle" dlg:left="0" dlg:top="0" dlg:width="395" dlg:height="90" dlg:closeable="true" dlg:moveable="true">
  <dlg:bulletinboard>
    <dlg:button dlg:id="Import_List" dlg:tab-index="0" dlg:left="1" dlg:top="21" dlg:width="98" dlg:height="18" dlg:value="Importa Lista">
      <script:event script:event-name="on-performaction" script:macro-name="vnd.sun.star.script:Standard.A_IMPORT.Import_list?language=Basic&amp;location=document" script:language="Script"/>
    </dlg:button>
  </dlg:bulletinboard>
</dlg:window>
</file>

<file path=Dialogs/Dialog/DlgProgress.xml><?xml version="1.0" encoding="utf-8"?>
<!DOCTYPE window  PUBLIC '-//OpenOffice.org//DTD OfficeDocument 1.0//EN'  'dialog.dtd'>
<dlg:window xmlns:dlg="http://openoffice.org/2000/dialog" xmlns:script="http://openoffice.org/2000/script" dlg:id="DlgProgress" dlg:left="117" dlg:top="30" dlg:width="248" dlg:height="64" dlg:closeable="true" dlg:moveable="true">
  <dlg:bulletinboard>
    <dlg:progressmeter dlg:id="ProgressBar1" dlg:tab-index="0" dlg:left="10" dlg:top="23" dlg:width="228" dlg:height="12"/>
    <dlg:text dlg:id="Label1" dlg:tab-index="1" dlg:left="40" dlg:top="3" dlg:width="169" dlg:height="14" dlg:value="Label1" dlg:align="center"/>
  </dlg:bulletinboard>
</dlg:window>
</file>

<file path=Dialogs/Dialog/DlgSorting.xml><?xml version="1.0" encoding="utf-8"?>
<!DOCTYPE window  PUBLIC '-//OpenOffice.org//DTD OfficeDocument 1.0//EN'  'dialog.dtd'>
<dlg:window xmlns:dlg="http://openoffice.org/2000/dialog" xmlns:script="http://openoffice.org/2000/script" dlg:id="DlgSorting" dlg:left="180" dlg:top="73" dlg:width="170" dlg:height="120" dlg:closeable="true" dlg:moveable="true">
  <dlg:bulletinboard>
    <dlg:radiogroup>
      <dlg:radio dlg:id="OptionButton1" dlg:tab-index="0" dlg:left="15" dlg:top="18" dlg:width="123" dlg:height="11" dlg:value="Ch_no - Group - Source" dlg:group-name="SortingButtons"/>
      <dlg:radio dlg:id="OptionButton2" dlg:tab-index="1" dlg:left="15" dlg:top="34" dlg:width="123" dlg:height="11" dlg:value="Source - Group - Name" dlg:group-name="SortingButtons"/>
      <dlg:radio dlg:id="OptionButton3" dlg:tab-index="2" dlg:left="15" dlg:top="50" dlg:width="123" dlg:height="11" dlg:value="Group - Name - Source" dlg:group-name="SortingButtons"/>
    </dlg:radiogroup>
    <dlg:text dlg:id="Label1" dlg:tab-index="4" dlg:left="9" dlg:top="5" dlg:width="114" dlg:height="12" dlg:value="Selezionare Metodo di Ordinamento"/>
    <dlg:button dlg:id="CommandButton1" dlg:tab-index="5" dlg:left="11" dlg:top="92" dlg:width="61" dlg:height="14" dlg:value="OK" dlg:button-type="ok"/>
    <dlg:button dlg:id="CommandButton2" dlg:tab-index="6" dlg:left="95" dlg:top="92" dlg:width="61" dlg:height="14" dlg:value="Annula" dlg:button-type="cancel"/>
    <dlg:radiogroup>
      <dlg:radio dlg:id="OptionButton4" dlg:tab-index="3" dlg:left="15" dlg:top="66" dlg:width="123" dlg:height="11" dlg:value="Name - Source - Group" dlg:group-name="SortingButtons"/>
    </dlg:radiogroup>
  </dlg:bulletinboard>
</dlg:window>
</file>

<file path=Dialogs/Dialog/dialog-lb.xml><?xml version="1.0" encoding="utf-8"?>
<!DOCTYPE library  PUBLIC '-//OpenOffice.org//DTD OfficeDocument 1.0//EN'  'library.dtd'>
<library:library xmlns:library="http://openoffice.org/2000/library" library:name="Dialog" library:readonly="false" library:passwordprotected="false">
  <library:element library:name="DlgProgress"/>
  <library:element library:name="DlgSorting"/>
  <library:element library:name="Consolle"/>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 library:link="false"/>
</library:libraries>
</file>